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EN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1" office:value-type="string" calcext:value-type="string">
            <text:p>r3k2r/p1ppqpb1/bn2pnp1/3PN3/1p2P3/2N2Q1p/PPPBBPPP/R3K2R w KQkq - 0 1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1" table:number-columns-repeated="1023"/>
          <table:table-cell/>
        </table:table-row>
        <table:table-row table:style-name="ro1">
          <table:table-cell table:style-name="ce1" office:value-type="string" calcext:value-type="string">
            <text:p>Depth 5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1" office:value-type="string" calcext:value-type="string">
            <text:p>Divide results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1" table:number-columns-repeated="1023"/>
          <table:table-cell/>
        </table:table-row>
        <table:table-row table:style-name="ro1">
          <table:table-cell table:style-name="ce1" office:value-type="string" calcext:value-type="string">
            <text:p>ROCE</text:p>
          </table:table-cell>
          <table:table-cell table:style-name="ce1" table:number-columns-repeated="3"/>
          <table:table-cell table:style-name="ce1" office:value-type="string" calcext:value-type="string">
            <text:p>Kestrel</text:p>
          </table:table-cell>
          <table:table-cell table:style-name="ce1" table:number-columns-repeated="2"/>
          <table:table-cell table:style-name="ce1" office:value-type="string" calcext:value-type="string">
            <text:p>diff</text:p>
          </table:table-cell>
          <table:table-cell table:style-name="ce1" table:number-columns-repeated="1015"/>
          <table:table-cell/>
        </table:table-row>
        <table:table-row table:style-name="ro1">
          <table:table-cell office:value-type="string" calcext:value-type="string">
            <text:p>a1b1</text:p>
          </table:table-cell>
          <table:table-cell office:value-type="float" office:value="3827454" calcext:value-type="float">
            <text:p>3827454</text:p>
          </table:table-cell>
          <table:table-cell table:number-columns-repeated="2"/>
          <table:table-cell office:value-type="string" calcext:value-type="string">
            <text:p>a1b1</text:p>
          </table:table-cell>
          <table:table-cell office:value-type="float" office:value="3827455" calcext:value-type="float">
            <text:p>3827455</text:p>
          </table:table-cell>
          <table:table-cell/>
          <table:table-cell table:formula="of:=[.F9]-[.B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c1</text:p>
          </table:table-cell>
          <table:table-cell office:value-type="float" office:value="3814203" calcext:value-type="float">
            <text:p>3814203</text:p>
          </table:table-cell>
          <table:table-cell table:number-columns-repeated="2"/>
          <table:table-cell office:value-type="string" calcext:value-type="string">
            <text:p>a1c1</text:p>
          </table:table-cell>
          <table:table-cell office:value-type="float" office:value="3814204" calcext:value-type="float">
            <text:p>3814204</text:p>
          </table:table-cell>
          <table:table-cell/>
          <table:table-cell table:formula="of:=[.F10]-[.B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d1</text:p>
          </table:table-cell>
          <table:table-cell office:value-type="float" office:value="3568344" calcext:value-type="float">
            <text:p>3568344</text:p>
          </table:table-cell>
          <table:table-cell table:number-columns-repeated="2"/>
          <table:table-cell office:value-type="string" calcext:value-type="string">
            <text:p>a1d1</text:p>
          </table:table-cell>
          <table:table-cell office:value-type="float" office:value="3568345" calcext:value-type="float">
            <text:p>3568345</text:p>
          </table:table-cell>
          <table:table-cell/>
          <table:table-cell table:formula="of:=[.F11]-[.B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2a3</text:p>
          </table:table-cell>
          <table:table-cell table:style-name="ce2" office:value-type="float" office:value="4627439" calcext:value-type="float">
            <text:p>4627439</text:p>
          </table:table-cell>
          <table:table-cell table:style-name="ce2" table:number-columns-repeated="2"/>
          <table:table-cell table:style-name="ce2" office:value-type="string" calcext:value-type="string">
            <text:p>a2a3</text:p>
          </table:table-cell>
          <table:table-cell table:style-name="ce2" office:value-type="float" office:value="4627439" calcext:value-type="float">
            <text:p>4627439</text:p>
          </table:table-cell>
          <table:table-cell table:style-name="ce2"/>
          <table:table-cell table:style-name="ce2" table:formula="of:=[.F12]-[.B12]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style-name="ce3" office:value-type="string" calcext:value-type="string">
            <text:p>a2a4</text:p>
          </table:table-cell>
          <table:table-cell table:style-name="ce3" office:value-type="float" office:value="4387586" calcext:value-type="float">
            <text:p>4387586</text:p>
          </table:table-cell>
          <table:table-cell table:style-name="ce3" table:number-columns-repeated="2"/>
          <table:table-cell table:style-name="ce3" office:value-type="string" calcext:value-type="string">
            <text:p>a2a4</text:p>
          </table:table-cell>
          <table:table-cell table:style-name="ce3" office:value-type="float" office:value="4387279" calcext:value-type="float">
            <text:p>4387279</text:p>
          </table:table-cell>
          <table:table-cell table:style-name="ce3"/>
          <table:table-cell table:style-name="ce3" table:formula="of:=[.F13]-[.B13]" office:value-type="float" office:value="-307" calcext:value-type="float">
            <text:p>-307</text:p>
          </table:table-cell>
          <table:table-cell table:style-name="ce3" table:number-columns-repeated="1016"/>
        </table:table-row>
        <table:table-row table:style-name="ro1">
          <table:table-cell office:value-type="string" calcext:value-type="string">
            <text:p>b2b3</text:p>
          </table:table-cell>
          <table:table-cell office:value-type="float" office:value="3768824" calcext:value-type="float">
            <text:p>3768824</text:p>
          </table:table-cell>
          <table:table-cell table:number-columns-repeated="2"/>
          <table:table-cell office:value-type="string" calcext:value-type="string">
            <text:p>b2b3</text:p>
          </table:table-cell>
          <table:table-cell office:value-type="float" office:value="3768825" calcext:value-type="float">
            <text:p>3768825</text:p>
          </table:table-cell>
          <table:table-cell/>
          <table:table-cell table:formula="of:=[.F14]-[.B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a4</text:p>
          </table:table-cell>
          <table:table-cell office:value-type="float" office:value="4628497" calcext:value-type="float">
            <text:p>4628497</text:p>
          </table:table-cell>
          <table:table-cell table:number-columns-repeated="2"/>
          <table:table-cell office:value-type="string" calcext:value-type="string">
            <text:p>c3a4</text:p>
          </table:table-cell>
          <table:table-cell office:value-type="float" office:value="4628389" calcext:value-type="float">
            <text:p>4628389</text:p>
          </table:table-cell>
          <table:table-cell/>
          <table:table-cell table:formula="of:=[.F15]-[.B15]" office:value-type="float" office:value="-108" calcext:value-type="float">
            <text:p>-1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b1</text:p>
          </table:table-cell>
          <table:table-cell office:value-type="float" office:value="3996171" calcext:value-type="float">
            <text:p>3996171</text:p>
          </table:table-cell>
          <table:table-cell table:number-columns-repeated="2"/>
          <table:table-cell office:value-type="string" calcext:value-type="string">
            <text:p>c3b1</text:p>
          </table:table-cell>
          <table:table-cell office:value-type="float" office:value="3996104" calcext:value-type="float">
            <text:p>3996104</text:p>
          </table:table-cell>
          <table:table-cell/>
          <table:table-cell table:formula="of:=[.F16]-[.B16]" office:value-type="float" office:value="-67" calcext:value-type="float">
            <text:p>-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b5</text:p>
          </table:table-cell>
          <table:table-cell office:value-type="float" office:value="4317482" calcext:value-type="float">
            <text:p>4317482</text:p>
          </table:table-cell>
          <table:table-cell table:number-columns-repeated="2"/>
          <table:table-cell office:value-type="string" calcext:value-type="string">
            <text:p>c3b5</text:p>
          </table:table-cell>
          <table:table-cell office:value-type="float" office:value="4317484" calcext:value-type="float">
            <text:p>4317484</text:p>
          </table:table-cell>
          <table:table-cell/>
          <table:table-cell table:formula="of:=[.F17]-[.B17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d1</text:p>
          </table:table-cell>
          <table:table-cell office:value-type="float" office:value="3995761" calcext:value-type="float">
            <text:p>3995761</text:p>
          </table:table-cell>
          <table:table-cell table:number-columns-repeated="2"/>
          <table:table-cell office:value-type="string" calcext:value-type="string">
            <text:p>c3d1</text:p>
          </table:table-cell>
          <table:table-cell office:value-type="float" office:value="3995694" calcext:value-type="float">
            <text:p>3995694</text:p>
          </table:table-cell>
          <table:table-cell/>
          <table:table-cell table:formula="of:=[.F18]-[.B18]" office:value-type="float" office:value="-67" calcext:value-type="float">
            <text:p>-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c1</text:p>
          </table:table-cell>
          <table:table-cell office:value-type="float" office:value="3793390" calcext:value-type="float">
            <text:p>3793390</text:p>
          </table:table-cell>
          <table:table-cell table:number-columns-repeated="2"/>
          <table:table-cell office:value-type="string" calcext:value-type="string">
            <text:p>d2c1</text:p>
          </table:table-cell>
          <table:table-cell office:value-type="float" office:value="3793391" calcext:value-type="float">
            <text:p>3793391</text:p>
          </table:table-cell>
          <table:table-cell/>
          <table:table-cell table:formula="of:=[.F19]-[.B1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e3</text:p>
          </table:table-cell>
          <table:table-cell office:value-type="float" office:value="4407041" calcext:value-type="float">
            <text:p>4407041</text:p>
          </table:table-cell>
          <table:table-cell table:number-columns-repeated="2"/>
          <table:table-cell office:value-type="string" calcext:value-type="string">
            <text:p>d2e3</text:p>
          </table:table-cell>
          <table:table-cell office:value-type="float" office:value="4407042" calcext:value-type="float">
            <text:p>4407042</text:p>
          </table:table-cell>
          <table:table-cell/>
          <table:table-cell table:formula="of:=[.F20]-[.B2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f4</text:p>
          </table:table-cell>
          <table:table-cell office:value-type="float" office:value="3941257" calcext:value-type="float">
            <text:p>3941257</text:p>
          </table:table-cell>
          <table:table-cell table:number-columns-repeated="2"/>
          <table:table-cell office:value-type="string" calcext:value-type="string">
            <text:p>d2f4</text:p>
          </table:table-cell>
          <table:table-cell office:value-type="float" office:value="3941258" calcext:value-type="float">
            <text:p>3941258</text:p>
          </table:table-cell>
          <table:table-cell/>
          <table:table-cell table:formula="of:=[.F21]-[.B2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g5</text:p>
          </table:table-cell>
          <table:table-cell office:value-type="float" office:value="4370915" calcext:value-type="float">
            <text:p>4370915</text:p>
          </table:table-cell>
          <table:table-cell table:number-columns-repeated="2"/>
          <table:table-cell office:value-type="string" calcext:value-type="string">
            <text:p>d2g5</text:p>
          </table:table-cell>
          <table:table-cell office:value-type="float" office:value="4370916" calcext:value-type="float">
            <text:p>4370916</text:p>
          </table:table-cell>
          <table:table-cell/>
          <table:table-cell table:formula="of:=[.F22]-[.B2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h6</text:p>
          </table:table-cell>
          <table:table-cell office:value-type="float" office:value="3967365" calcext:value-type="float">
            <text:p>3967365</text:p>
          </table:table-cell>
          <table:table-cell table:number-columns-repeated="2"/>
          <table:table-cell office:value-type="string" calcext:value-type="string">
            <text:p>d2h6</text:p>
          </table:table-cell>
          <table:table-cell office:value-type="float" office:value="3967366" calcext:value-type="float">
            <text:p>3967366</text:p>
          </table:table-cell>
          <table:table-cell/>
          <table:table-cell table:formula="of:=[.F23]-[.B2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5d6</text:p>
          </table:table-cell>
          <table:table-cell office:value-type="float" office:value="3835265" calcext:value-type="float">
            <text:p>3835265</text:p>
          </table:table-cell>
          <table:table-cell table:number-columns-repeated="2"/>
          <table:table-cell office:value-type="string" calcext:value-type="string">
            <text:p>d5d6</text:p>
          </table:table-cell>
          <table:table-cell office:value-type="float" office:value="3835266" calcext:value-type="float">
            <text:p>3835266</text:p>
          </table:table-cell>
          <table:table-cell/>
          <table:table-cell table:formula="of:=[.F24]-[.B2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5e6</text:p>
          </table:table-cell>
          <table:table-cell office:value-type="float" office:value="4727437" calcext:value-type="float">
            <text:p>4727437</text:p>
          </table:table-cell>
          <table:table-cell table:number-columns-repeated="2"/>
          <table:table-cell office:value-type="string" calcext:value-type="string">
            <text:p>d5e6</text:p>
          </table:table-cell>
          <table:table-cell office:value-type="float" office:value="4727438" calcext:value-type="float">
            <text:p>4727438</text:p>
          </table:table-cell>
          <table:table-cell/>
          <table:table-cell table:formula="of:=[.F25]-[.B2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c1</text:p>
          </table:table-cell>
          <table:table-cell office:value-type="float" office:value="3551583" calcext:value-type="float">
            <text:p>3551583</text:p>
          </table:table-cell>
          <table:table-cell table:number-columns-repeated="2"/>
          <table:table-cell office:value-type="string" calcext:value-type="string">
            <text:p>e1c1</text:p>
          </table:table-cell>
          <table:table-cell office:value-type="float" office:value="3551584" calcext:value-type="float">
            <text:p>3551584</text:p>
          </table:table-cell>
          <table:table-cell/>
          <table:table-cell table:formula="of:=[.F26]-[.B26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d1</text:p>
          </table:table-cell>
          <table:table-cell office:value-type="float" office:value="3559113" calcext:value-type="float">
            <text:p>3559113</text:p>
          </table:table-cell>
          <table:table-cell table:number-columns-repeated="2"/>
          <table:table-cell office:value-type="string" calcext:value-type="string">
            <text:p>e1d1</text:p>
          </table:table-cell>
          <table:table-cell office:value-type="float" office:value="3559114" calcext:value-type="float">
            <text:p>3559114</text:p>
          </table:table-cell>
          <table:table-cell/>
          <table:table-cell table:formula="of:=[.F27]-[.B27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f1</text:p>
          </table:table-cell>
          <table:table-cell office:value-type="float" office:value="3377351" calcext:value-type="float">
            <text:p>3377351</text:p>
          </table:table-cell>
          <table:table-cell table:number-columns-repeated="2"/>
          <table:table-cell office:value-type="string" calcext:value-type="string">
            <text:p>e1f1</text:p>
          </table:table-cell>
          <table:table-cell office:value-type="float" office:value="3377352" calcext:value-type="float">
            <text:p>3377352</text:p>
          </table:table-cell>
          <table:table-cell/>
          <table:table-cell table:formula="of:=[.F28]-[.B28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g1</text:p>
          </table:table-cell>
          <table:table-cell office:value-type="float" office:value="4119629" calcext:value-type="float">
            <text:p>4119629</text:p>
          </table:table-cell>
          <table:table-cell table:number-columns-repeated="2"/>
          <table:table-cell office:value-type="string" calcext:value-type="string">
            <text:p>e1g1</text:p>
          </table:table-cell>
          <table:table-cell office:value-type="float" office:value="4119630" calcext:value-type="float">
            <text:p>4119630</text:p>
          </table:table-cell>
          <table:table-cell/>
          <table:table-cell table:formula="of:=[.F29]-[.B2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a6</text:p>
          </table:table-cell>
          <table:table-cell office:value-type="float" office:value="3553501" calcext:value-type="float">
            <text:p>3553501</text:p>
          </table:table-cell>
          <table:table-cell table:number-columns-repeated="2"/>
          <table:table-cell office:value-type="string" calcext:value-type="string">
            <text:p>e2a6</text:p>
          </table:table-cell>
          <table:table-cell office:value-type="float" office:value="3553501" calcext:value-type="float">
            <text:p>3553501</text:p>
          </table:table-cell>
          <table:table-cell/>
          <table:table-cell table:formula="of:=[.F30]-[.B3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b5</text:p>
          </table:table-cell>
          <table:table-cell office:value-type="float" office:value="4032348" calcext:value-type="float">
            <text:p>4032348</text:p>
          </table:table-cell>
          <table:table-cell table:number-columns-repeated="2"/>
          <table:table-cell office:value-type="string" calcext:value-type="string">
            <text:p>e2b5</text:p>
          </table:table-cell>
          <table:table-cell office:value-type="float" office:value="4032314" calcext:value-type="float">
            <text:p>4032314</text:p>
          </table:table-cell>
          <table:table-cell/>
          <table:table-cell table:formula="of:=[.F31]-[.B31]" office:value-type="float" office:value="-34" calcext:value-type="float">
            <text:p>-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c4</text:p>
          </table:table-cell>
          <table:table-cell office:value-type="float" office:value="4182989" calcext:value-type="float">
            <text:p>4182989</text:p>
          </table:table-cell>
          <table:table-cell table:number-columns-repeated="2"/>
          <table:table-cell office:value-type="string" calcext:value-type="string">
            <text:p>e2c4</text:p>
          </table:table-cell>
          <table:table-cell office:value-type="float" office:value="4182990" calcext:value-type="float">
            <text:p>4182990</text:p>
          </table:table-cell>
          <table:table-cell/>
          <table:table-cell table:formula="of:=[.F32]-[.B3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d1</text:p>
          </table:table-cell>
          <table:table-cell office:value-type="float" office:value="3074219" calcext:value-type="float">
            <text:p>3074219</text:p>
          </table:table-cell>
          <table:table-cell table:number-columns-repeated="2"/>
          <table:table-cell office:value-type="string" calcext:value-type="string">
            <text:p>e2d1</text:p>
          </table:table-cell>
          <table:table-cell office:value-type="float" office:value="3074220" calcext:value-type="float">
            <text:p>3074220</text:p>
          </table:table-cell>
          <table:table-cell/>
          <table:table-cell table:formula="of:=[.F33]-[.B3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d3</text:p>
          </table:table-cell>
          <table:table-cell office:value-type="float" office:value="4066966" calcext:value-type="float">
            <text:p>4066966</text:p>
          </table:table-cell>
          <table:table-cell table:number-columns-repeated="2"/>
          <table:table-cell office:value-type="string" calcext:value-type="string">
            <text:p>e2d3</text:p>
          </table:table-cell>
          <table:table-cell office:value-type="float" office:value="4066967" calcext:value-type="float">
            <text:p>4066967</text:p>
          </table:table-cell>
          <table:table-cell/>
          <table:table-cell table:formula="of:=[.F34]-[.B3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f1</text:p>
          </table:table-cell>
          <table:table-cell office:value-type="float" office:value="4095479" calcext:value-type="float">
            <text:p>4095479</text:p>
          </table:table-cell>
          <table:table-cell table:number-columns-repeated="2"/>
          <table:table-cell office:value-type="string" calcext:value-type="string">
            <text:p>e2f1</text:p>
          </table:table-cell>
          <table:table-cell office:value-type="float" office:value="4095480" calcext:value-type="float">
            <text:p>4095480</text:p>
          </table:table-cell>
          <table:table-cell/>
          <table:table-cell table:formula="of:=[.F35]-[.B3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c4</text:p>
          </table:table-cell>
          <table:table-cell office:value-type="float" office:value="3494887" calcext:value-type="float">
            <text:p>3494887</text:p>
          </table:table-cell>
          <table:table-cell table:number-columns-repeated="2"/>
          <table:table-cell office:value-type="string" calcext:value-type="string">
            <text:p>e5c4</text:p>
          </table:table-cell>
          <table:table-cell office:value-type="float" office:value="3494888" calcext:value-type="float">
            <text:p>3494888</text:p>
          </table:table-cell>
          <table:table-cell/>
          <table:table-cell table:formula="of:=[.F36]-[.B36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c6</text:p>
          </table:table-cell>
          <table:table-cell office:value-type="float" office:value="4083458" calcext:value-type="float">
            <text:p>4083458</text:p>
          </table:table-cell>
          <table:table-cell table:number-columns-repeated="2"/>
          <table:table-cell office:value-type="string" calcext:value-type="string">
            <text:p>e5c6</text:p>
          </table:table-cell>
          <table:table-cell office:value-type="float" office:value="4083459" calcext:value-type="float">
            <text:p>4083459</text:p>
          </table:table-cell>
          <table:table-cell/>
          <table:table-cell table:formula="of:=[.F37]-[.B37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d3</text:p>
          </table:table-cell>
          <table:table-cell office:value-type="float" office:value="3288812" calcext:value-type="float">
            <text:p>3288812</text:p>
          </table:table-cell>
          <table:table-cell table:number-columns-repeated="2"/>
          <table:table-cell office:value-type="string" calcext:value-type="string">
            <text:p>e5d3</text:p>
          </table:table-cell>
          <table:table-cell office:value-type="float" office:value="3288813" calcext:value-type="float">
            <text:p>3288813</text:p>
          </table:table-cell>
          <table:table-cell/>
          <table:table-cell table:formula="of:=[.F38]-[.B38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d7</text:p>
          </table:table-cell>
          <table:table-cell office:value-type="float" office:value="4404043" calcext:value-type="float">
            <text:p>4404043</text:p>
          </table:table-cell>
          <table:table-cell table:number-columns-repeated="2"/>
          <table:table-cell office:value-type="string" calcext:value-type="string">
            <text:p>e5d7</text:p>
          </table:table-cell>
          <table:table-cell office:value-type="float" office:value="4404044" calcext:value-type="float">
            <text:p>4404044</text:p>
          </table:table-cell>
          <table:table-cell/>
          <table:table-cell table:formula="of:=[.F39]-[.B3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f7</text:p>
          </table:table-cell>
          <table:table-cell office:value-type="float" office:value="4164923" calcext:value-type="float">
            <text:p>4164923</text:p>
          </table:table-cell>
          <table:table-cell table:number-columns-repeated="2"/>
          <table:table-cell office:value-type="string" calcext:value-type="string">
            <text:p>e5f7</text:p>
          </table:table-cell>
          <table:table-cell office:value-type="float" office:value="4164924" calcext:value-type="float">
            <text:p>4164924</text:p>
          </table:table-cell>
          <table:table-cell/>
          <table:table-cell table:formula="of:=[.F40]-[.B4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g4</text:p>
          </table:table-cell>
          <table:table-cell office:value-type="float" office:value="3415992" calcext:value-type="float">
            <text:p>3415992</text:p>
          </table:table-cell>
          <table:table-cell table:number-columns-repeated="2"/>
          <table:table-cell office:value-type="string" calcext:value-type="string">
            <text:p>e5g4</text:p>
          </table:table-cell>
          <table:table-cell office:value-type="float" office:value="3415993" calcext:value-type="float">
            <text:p>3415993</text:p>
          </table:table-cell>
          <table:table-cell/>
          <table:table-cell table:formula="of:=[.F41]-[.B4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g6</text:p>
          </table:table-cell>
          <table:table-cell office:value-type="float" office:value="3949417" calcext:value-type="float">
            <text:p>3949417</text:p>
          </table:table-cell>
          <table:table-cell table:number-columns-repeated="2"/>
          <table:table-cell office:value-type="string" calcext:value-type="string">
            <text:p>e5g6</text:p>
          </table:table-cell>
          <table:table-cell office:value-type="float" office:value="3949418" calcext:value-type="float">
            <text:p>3949418</text:p>
          </table:table-cell>
          <table:table-cell/>
          <table:table-cell table:formula="of:=[.F42]-[.B4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d3</text:p>
          </table:table-cell>
          <table:table-cell office:value-type="float" office:value="3949570" calcext:value-type="float">
            <text:p>3949570</text:p>
          </table:table-cell>
          <table:table-cell table:number-columns-repeated="2"/>
          <table:table-cell office:value-type="string" calcext:value-type="string">
            <text:p>f3d3</text:p>
          </table:table-cell>
          <table:table-cell office:value-type="float" office:value="3949571" calcext:value-type="float">
            <text:p>3949571</text:p>
          </table:table-cell>
          <table:table-cell/>
          <table:table-cell table:formula="of:=[.F43]-[.B4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e3</text:p>
          </table:table-cell>
          <table:table-cell office:value-type="float" office:value="4477772" calcext:value-type="float">
            <text:p>4477772</text:p>
          </table:table-cell>
          <table:table-cell table:number-columns-repeated="2"/>
          <table:table-cell office:value-type="string" calcext:value-type="string">
            <text:p>f3e3</text:p>
          </table:table-cell>
          <table:table-cell office:value-type="float" office:value="4477773" calcext:value-type="float">
            <text:p>4477773</text:p>
          </table:table-cell>
          <table:table-cell/>
          <table:table-cell table:formula="of:=[.F44]-[.B4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f4</text:p>
          </table:table-cell>
          <table:table-cell office:value-type="float" office:value="4327936" calcext:value-type="float">
            <text:p>4327936</text:p>
          </table:table-cell>
          <table:table-cell table:number-columns-repeated="2"/>
          <table:table-cell office:value-type="string" calcext:value-type="string">
            <text:p>f3f4</text:p>
          </table:table-cell>
          <table:table-cell office:value-type="float" office:value="4327937" calcext:value-type="float">
            <text:p>4327937</text:p>
          </table:table-cell>
          <table:table-cell/>
          <table:table-cell table:formula="of:=[.F45]-[.B4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f5</text:p>
          </table:table-cell>
          <table:table-cell office:value-type="float" office:value="5271134" calcext:value-type="float">
            <text:p>5271134</text:p>
          </table:table-cell>
          <table:table-cell table:number-columns-repeated="2"/>
          <table:table-cell office:value-type="string" calcext:value-type="string">
            <text:p>f3f5</text:p>
          </table:table-cell>
          <table:table-cell office:value-type="float" office:value="5271135" calcext:value-type="float">
            <text:p>5271135</text:p>
          </table:table-cell>
          <table:table-cell/>
          <table:table-cell table:formula="of:=[.F46]-[.B46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f6</text:p>
          </table:table-cell>
          <table:table-cell office:value-type="float" office:value="3975992" calcext:value-type="float">
            <text:p>3975992</text:p>
          </table:table-cell>
          <table:table-cell table:number-columns-repeated="2"/>
          <table:table-cell office:value-type="string" calcext:value-type="string">
            <text:p>f3f6</text:p>
          </table:table-cell>
          <table:table-cell office:value-type="float" office:value="3975993" calcext:value-type="float">
            <text:p>3975993</text:p>
          </table:table-cell>
          <table:table-cell/>
          <table:table-cell table:formula="of:=[.F47]-[.B47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g3</text:p>
          </table:table-cell>
          <table:table-cell office:value-type="float" office:value="4669768" calcext:value-type="float">
            <text:p>4669768</text:p>
          </table:table-cell>
          <table:table-cell table:number-columns-repeated="2"/>
          <table:table-cell office:value-type="string" calcext:value-type="string">
            <text:p>f3g3</text:p>
          </table:table-cell>
          <table:table-cell office:value-type="float" office:value="4669769" calcext:value-type="float">
            <text:p>4669769</text:p>
          </table:table-cell>
          <table:table-cell/>
          <table:table-cell table:formula="of:=[.F48]-[.B48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g4</text:p>
          </table:table-cell>
          <table:table-cell office:value-type="float" office:value="4514010" calcext:value-type="float">
            <text:p>4514010</text:p>
          </table:table-cell>
          <table:table-cell table:number-columns-repeated="2"/>
          <table:table-cell office:value-type="string" calcext:value-type="string">
            <text:p>f3g4</text:p>
          </table:table-cell>
          <table:table-cell office:value-type="float" office:value="4514011" calcext:value-type="float">
            <text:p>4514011</text:p>
          </table:table-cell>
          <table:table-cell/>
          <table:table-cell table:formula="of:=[.F49]-[.B4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h3</text:p>
          </table:table-cell>
          <table:table-cell office:value-type="float" office:value="5067173" calcext:value-type="float">
            <text:p>5067173</text:p>
          </table:table-cell>
          <table:table-cell table:number-columns-repeated="2"/>
          <table:table-cell office:value-type="string" calcext:value-type="string">
            <text:p>f3h3</text:p>
          </table:table-cell>
          <table:table-cell office:value-type="float" office:value="5067174" calcext:value-type="float">
            <text:p>5067174</text:p>
          </table:table-cell>
          <table:table-cell/>
          <table:table-cell table:formula="of:=[.F50]-[.B5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h5</text:p>
          </table:table-cell>
          <table:table-cell office:value-type="float" office:value="4743335" calcext:value-type="float">
            <text:p>4743335</text:p>
          </table:table-cell>
          <table:table-cell table:number-columns-repeated="2"/>
          <table:table-cell office:value-type="string" calcext:value-type="string">
            <text:p>f3h5</text:p>
          </table:table-cell>
          <table:table-cell office:value-type="float" office:value="4743336" calcext:value-type="float">
            <text:p>4743336</text:p>
          </table:table-cell>
          <table:table-cell/>
          <table:table-cell table:formula="of:=[.F51]-[.B5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g3</text:p>
          </table:table-cell>
          <table:table-cell office:value-type="float" office:value="3472039" calcext:value-type="float">
            <text:p>3472039</text:p>
          </table:table-cell>
          <table:table-cell table:number-columns-repeated="2"/>
          <table:table-cell office:value-type="string" calcext:value-type="string">
            <text:p>g2g3</text:p>
          </table:table-cell>
          <table:table-cell office:value-type="float" office:value="3472040" calcext:value-type="float">
            <text:p>3472040</text:p>
          </table:table-cell>
          <table:table-cell/>
          <table:table-cell table:formula="of:=[.F52]-[.B5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g4</text:p>
          </table:table-cell>
          <table:table-cell office:value-type="float" office:value="3338154" calcext:value-type="float">
            <text:p>3338154</text:p>
          </table:table-cell>
          <table:table-cell table:number-columns-repeated="2"/>
          <table:table-cell office:value-type="string" calcext:value-type="string">
            <text:p>g2g4</text:p>
          </table:table-cell>
          <table:table-cell office:value-type="float" office:value="3338155" calcext:value-type="float">
            <text:p>3338155</text:p>
          </table:table-cell>
          <table:table-cell/>
          <table:table-cell table:formula="of:=[.F53]-[.B5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h3</text:p>
          </table:table-cell>
          <table:table-cell office:value-type="float" office:value="3819456" calcext:value-type="float">
            <text:p>3819456</text:p>
          </table:table-cell>
          <table:table-cell table:number-columns-repeated="2"/>
          <table:table-cell office:value-type="string" calcext:value-type="string">
            <text:p>g2h3</text:p>
          </table:table-cell>
          <table:table-cell office:value-type="float" office:value="3819457" calcext:value-type="float">
            <text:p>3819457</text:p>
          </table:table-cell>
          <table:table-cell/>
          <table:table-cell table:formula="of:=[.F54]-[.B5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f1</text:p>
          </table:table-cell>
          <table:table-cell office:value-type="float" office:value="3685756" calcext:value-type="float">
            <text:p>3685756</text:p>
          </table:table-cell>
          <table:table-cell table:number-columns-repeated="2"/>
          <table:table-cell office:value-type="string" calcext:value-type="string">
            <text:p>h1f1</text:p>
          </table:table-cell>
          <table:table-cell office:value-type="float" office:value="3685757" calcext:value-type="float">
            <text:p>3685757</text:p>
          </table:table-cell>
          <table:table-cell/>
          <table:table-cell table:formula="of:=[.F55]-[.B5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g1</text:p>
          </table:table-cell>
          <table:table-cell office:value-type="float" office:value="3989454" calcext:value-type="float">
            <text:p>3989454</text:p>
          </table:table-cell>
          <table:table-cell table:number-columns-repeated="2"/>
          <table:table-cell office:value-type="string" calcext:value-type="string">
            <text:p>h1g1</text:p>
          </table:table-cell>
          <table:table-cell office:value-type="float" office:value="3989455" calcext:value-type="float">
            <text:p>3989455</text:p>
          </table:table-cell>
          <table:table-cell/>
          <table:table-cell table:formula="of:=[.F56]-[.B56]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>
            <text:p>same as above, but with depth 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EN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1" office:value-type="string" calcext:value-type="string">
            <text:p>r3k2r/p1ppqpb1/bn2pnp1/3PN3/1p2P3/2N2Q1p/PPPBBPPP/R3K2R w KQkq - 0 1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1" table:number-columns-repeated="1023"/>
          <table:table-cell/>
        </table:table-row>
        <table:table-row table:style-name="ro1">
          <table:table-cell table:style-name="ce1" office:value-type="string" calcext:value-type="string">
            <text:p>Depth 4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1" office:value-type="string" calcext:value-type="string">
            <text:p>Divide results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1" table:number-columns-repeated="1023"/>
          <table:table-cell/>
        </table:table-row>
        <table:table-row table:style-name="ro1">
          <table:table-cell table:style-name="ce1" office:value-type="string" calcext:value-type="string">
            <text:p>ROCE</text:p>
          </table:table-cell>
          <table:table-cell table:style-name="ce1" table:number-columns-repeated="3"/>
          <table:table-cell table:style-name="ce1" office:value-type="string" calcext:value-type="string">
            <text:p>Kestrel</text:p>
          </table:table-cell>
          <table:table-cell table:style-name="ce1" table:number-columns-repeated="2"/>
          <table:table-cell table:style-name="ce1" office:value-type="string" calcext:value-type="string">
            <text:p>diff</text:p>
          </table:table-cell>
          <table:table-cell table:style-name="ce1" table:number-columns-repeated="1015"/>
          <table:table-cell/>
        </table:table-row>
        <table:table-row table:style-name="ro1">
          <table:table-cell office:value-type="string" calcext:value-type="string">
            <text:p>a1b1</text:p>
          </table:table-cell>
          <table:table-cell office:value-type="float" office:value="83348" calcext:value-type="float">
            <text:p>83348</text:p>
          </table:table-cell>
          <table:table-cell table:number-columns-repeated="2"/>
          <table:table-cell office:value-type="string" calcext:value-type="string">
            <text:p>a1b1</text:p>
          </table:table-cell>
          <table:table-cell office:value-type="float" office:value="83348" calcext:value-type="float">
            <text:p>83348</text:p>
          </table:table-cell>
          <table:table-cell/>
          <table:table-cell table:formula="of:=[.F69]-[.B6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c1</text:p>
          </table:table-cell>
          <table:table-cell office:value-type="float" office:value="83263" calcext:value-type="float">
            <text:p>83263</text:p>
          </table:table-cell>
          <table:table-cell table:number-columns-repeated="2"/>
          <table:table-cell office:value-type="string" calcext:value-type="string">
            <text:p>a1c1</text:p>
          </table:table-cell>
          <table:table-cell office:value-type="float" office:value="83263" calcext:value-type="float">
            <text:p>83263</text:p>
          </table:table-cell>
          <table:table-cell/>
          <table:table-cell table:formula="of:=[.F70]-[.B7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d1</text:p>
          </table:table-cell>
          <table:table-cell office:value-type="float" office:value="79695" calcext:value-type="float">
            <text:p>79695</text:p>
          </table:table-cell>
          <table:table-cell table:number-columns-repeated="2"/>
          <table:table-cell office:value-type="string" calcext:value-type="string">
            <text:p>a1d1</text:p>
          </table:table-cell>
          <table:table-cell office:value-type="float" office:value="79695" calcext:value-type="float">
            <text:p>79695</text:p>
          </table:table-cell>
          <table:table-cell/>
          <table:table-cell table:formula="of:=[.F71]-[.B7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a3</text:p>
          </table:table-cell>
          <table:table-cell office:value-type="float" office:value="94405" calcext:value-type="float">
            <text:p>94405</text:p>
          </table:table-cell>
          <table:table-cell table:number-columns-repeated="2"/>
          <table:table-cell office:value-type="string" calcext:value-type="string">
            <text:p>a2a3</text:p>
          </table:table-cell>
          <table:table-cell office:value-type="float" office:value="94405" calcext:value-type="float">
            <text:p>94405</text:p>
          </table:table-cell>
          <table:table-cell/>
          <table:table-cell table:formula="of:=[.F72]-[.B7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a4</text:p>
          </table:table-cell>
          <table:table-cell office:value-type="float" office:value="90978" calcext:value-type="float">
            <text:p>90978</text:p>
          </table:table-cell>
          <table:table-cell table:number-columns-repeated="2"/>
          <table:table-cell office:value-type="string" calcext:value-type="string">
            <text:p>a2a4</text:p>
          </table:table-cell>
          <table:table-cell office:value-type="float" office:value="90978" calcext:value-type="float">
            <text:p>90978</text:p>
          </table:table-cell>
          <table:table-cell/>
          <table:table-cell table:formula="of:=[.F73]-[.B7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2b3</text:p>
          </table:table-cell>
          <table:table-cell office:value-type="float" office:value="81066" calcext:value-type="float">
            <text:p>81066</text:p>
          </table:table-cell>
          <table:table-cell table:number-columns-repeated="2"/>
          <table:table-cell office:value-type="string" calcext:value-type="string">
            <text:p>b2b3</text:p>
          </table:table-cell>
          <table:table-cell office:value-type="float" office:value="81066" calcext:value-type="float">
            <text:p>81066</text:p>
          </table:table-cell>
          <table:table-cell/>
          <table:table-cell table:formula="of:=[.F74]-[.B7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a4</text:p>
          </table:table-cell>
          <table:table-cell office:value-type="float" office:value="91447" calcext:value-type="float">
            <text:p>91447</text:p>
          </table:table-cell>
          <table:table-cell table:number-columns-repeated="2"/>
          <table:table-cell office:value-type="string" calcext:value-type="string">
            <text:p>c3a4</text:p>
          </table:table-cell>
          <table:table-cell office:value-type="float" office:value="91447" calcext:value-type="float">
            <text:p>91447</text:p>
          </table:table-cell>
          <table:table-cell/>
          <table:table-cell table:formula="of:=[.F75]-[.B7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b1</text:p>
          </table:table-cell>
          <table:table-cell office:value-type="float" office:value="84773" calcext:value-type="float">
            <text:p>84773</text:p>
          </table:table-cell>
          <table:table-cell table:number-columns-repeated="2"/>
          <table:table-cell office:value-type="string" calcext:value-type="string">
            <text:p>c3b1</text:p>
          </table:table-cell>
          <table:table-cell office:value-type="float" office:value="84773" calcext:value-type="float">
            <text:p>84773</text:p>
          </table:table-cell>
          <table:table-cell/>
          <table:table-cell table:formula="of:=[.F76]-[.B7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b5</text:p>
          </table:table-cell>
          <table:table-cell office:value-type="float" office:value="81498" calcext:value-type="float">
            <text:p>81498</text:p>
          </table:table-cell>
          <table:table-cell table:number-columns-repeated="2"/>
          <table:table-cell office:value-type="string" calcext:value-type="string">
            <text:p>c3b5</text:p>
          </table:table-cell>
          <table:table-cell office:value-type="float" office:value="81498" calcext:value-type="float">
            <text:p>81498</text:p>
          </table:table-cell>
          <table:table-cell/>
          <table:table-cell table:formula="of:=[.F77]-[.B7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d1</text:p>
          </table:table-cell>
          <table:table-cell office:value-type="float" office:value="84782" calcext:value-type="float">
            <text:p>84782</text:p>
          </table:table-cell>
          <table:table-cell table:number-columns-repeated="2"/>
          <table:table-cell office:value-type="string" calcext:value-type="string">
            <text:p>c3d1</text:p>
          </table:table-cell>
          <table:table-cell office:value-type="float" office:value="84782" calcext:value-type="float">
            <text:p>84782</text:p>
          </table:table-cell>
          <table:table-cell/>
          <table:table-cell table:formula="of:=[.F78]-[.B7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c1</text:p>
          </table:table-cell>
          <table:table-cell office:value-type="float" office:value="83037" calcext:value-type="float">
            <text:p>83037</text:p>
          </table:table-cell>
          <table:table-cell table:number-columns-repeated="2"/>
          <table:table-cell office:value-type="string" calcext:value-type="string">
            <text:p>d2c1</text:p>
          </table:table-cell>
          <table:table-cell office:value-type="float" office:value="83037" calcext:value-type="float">
            <text:p>83037</text:p>
          </table:table-cell>
          <table:table-cell/>
          <table:table-cell table:formula="of:=[.F79]-[.B7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e3</text:p>
          </table:table-cell>
          <table:table-cell office:value-type="float" office:value="90274" calcext:value-type="float">
            <text:p>90274</text:p>
          </table:table-cell>
          <table:table-cell table:number-columns-repeated="2"/>
          <table:table-cell office:value-type="string" calcext:value-type="string">
            <text:p>d2e3</text:p>
          </table:table-cell>
          <table:table-cell office:value-type="float" office:value="90274" calcext:value-type="float">
            <text:p>90274</text:p>
          </table:table-cell>
          <table:table-cell/>
          <table:table-cell table:formula="of:=[.F80]-[.B8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f4</text:p>
          </table:table-cell>
          <table:table-cell office:value-type="float" office:value="84869" calcext:value-type="float">
            <text:p>84869</text:p>
          </table:table-cell>
          <table:table-cell table:number-columns-repeated="2"/>
          <table:table-cell office:value-type="string" calcext:value-type="string">
            <text:p>d2f4</text:p>
          </table:table-cell>
          <table:table-cell office:value-type="float" office:value="84869" calcext:value-type="float">
            <text:p>84869</text:p>
          </table:table-cell>
          <table:table-cell/>
          <table:table-cell table:formula="of:=[.F81]-[.B8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g5</text:p>
          </table:table-cell>
          <table:table-cell office:value-type="float" office:value="87951" calcext:value-type="float">
            <text:p>87951</text:p>
          </table:table-cell>
          <table:table-cell table:number-columns-repeated="2"/>
          <table:table-cell office:value-type="string" calcext:value-type="string">
            <text:p>d2g5</text:p>
          </table:table-cell>
          <table:table-cell office:value-type="float" office:value="87951" calcext:value-type="float">
            <text:p>87951</text:p>
          </table:table-cell>
          <table:table-cell/>
          <table:table-cell table:formula="of:=[.F82]-[.B8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h6</text:p>
          </table:table-cell>
          <table:table-cell office:value-type="float" office:value="82323" calcext:value-type="float">
            <text:p>82323</text:p>
          </table:table-cell>
          <table:table-cell table:number-columns-repeated="2"/>
          <table:table-cell office:value-type="string" calcext:value-type="string">
            <text:p>d2h6</text:p>
          </table:table-cell>
          <table:table-cell office:value-type="float" office:value="82323" calcext:value-type="float">
            <text:p>82323</text:p>
          </table:table-cell>
          <table:table-cell/>
          <table:table-cell table:formula="of:=[.F83]-[.B8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5d6</text:p>
          </table:table-cell>
          <table:table-cell office:value-type="float" office:value="79551" calcext:value-type="float">
            <text:p>79551</text:p>
          </table:table-cell>
          <table:table-cell table:number-columns-repeated="2"/>
          <table:table-cell office:value-type="string" calcext:value-type="string">
            <text:p>d5d6</text:p>
          </table:table-cell>
          <table:table-cell office:value-type="float" office:value="79551" calcext:value-type="float">
            <text:p>79551</text:p>
          </table:table-cell>
          <table:table-cell/>
          <table:table-cell table:formula="of:=[.F84]-[.B8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5e6</text:p>
          </table:table-cell>
          <table:table-cell office:value-type="float" office:value="97464" calcext:value-type="float">
            <text:p>97464</text:p>
          </table:table-cell>
          <table:table-cell table:number-columns-repeated="2"/>
          <table:table-cell office:value-type="string" calcext:value-type="string">
            <text:p>d5e6</text:p>
          </table:table-cell>
          <table:table-cell office:value-type="float" office:value="97464" calcext:value-type="float">
            <text:p>97464</text:p>
          </table:table-cell>
          <table:table-cell/>
          <table:table-cell table:formula="of:=[.F85]-[.B8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c1</text:p>
          </table:table-cell>
          <table:table-cell office:value-type="float" office:value="79803" calcext:value-type="float">
            <text:p>79803</text:p>
          </table:table-cell>
          <table:table-cell table:number-columns-repeated="2"/>
          <table:table-cell office:value-type="string" calcext:value-type="string">
            <text:p>e1c1</text:p>
          </table:table-cell>
          <table:table-cell office:value-type="float" office:value="79803" calcext:value-type="float">
            <text:p>79803</text:p>
          </table:table-cell>
          <table:table-cell/>
          <table:table-cell table:formula="of:=[.F86]-[.B8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d1</text:p>
          </table:table-cell>
          <table:table-cell office:value-type="float" office:value="79989" calcext:value-type="float">
            <text:p>79989</text:p>
          </table:table-cell>
          <table:table-cell table:number-columns-repeated="2"/>
          <table:table-cell office:value-type="string" calcext:value-type="string">
            <text:p>e1d1</text:p>
          </table:table-cell>
          <table:table-cell office:value-type="float" office:value="79989" calcext:value-type="float">
            <text:p>79989</text:p>
          </table:table-cell>
          <table:table-cell/>
          <table:table-cell table:formula="of:=[.F87]-[.B8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f1</text:p>
          </table:table-cell>
          <table:table-cell office:value-type="float" office:value="77887" calcext:value-type="float">
            <text:p>77887</text:p>
          </table:table-cell>
          <table:table-cell table:number-columns-repeated="2"/>
          <table:table-cell office:value-type="string" calcext:value-type="string">
            <text:p>e1f1</text:p>
          </table:table-cell>
          <table:table-cell office:value-type="float" office:value="77887" calcext:value-type="float">
            <text:p>77887</text:p>
          </table:table-cell>
          <table:table-cell/>
          <table:table-cell table:formula="of:=[.F88]-[.B8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g1</text:p>
          </table:table-cell>
          <table:table-cell office:value-type="float" office:value="86975" calcext:value-type="float">
            <text:p>86975</text:p>
          </table:table-cell>
          <table:table-cell table:number-columns-repeated="2"/>
          <table:table-cell office:value-type="string" calcext:value-type="string">
            <text:p>e1g1</text:p>
          </table:table-cell>
          <table:table-cell office:value-type="float" office:value="86975" calcext:value-type="float">
            <text:p>86975</text:p>
          </table:table-cell>
          <table:table-cell/>
          <table:table-cell table:formula="of:=[.F89]-[.B8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a6</text:p>
          </table:table-cell>
          <table:table-cell office:value-type="float" office:value="69334" calcext:value-type="float">
            <text:p>69334</text:p>
          </table:table-cell>
          <table:table-cell table:number-columns-repeated="2"/>
          <table:table-cell office:value-type="string" calcext:value-type="string">
            <text:p>e2a6</text:p>
          </table:table-cell>
          <table:table-cell office:value-type="float" office:value="69334" calcext:value-type="float">
            <text:p>69334</text:p>
          </table:table-cell>
          <table:table-cell/>
          <table:table-cell table:formula="of:=[.F90]-[.B9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b5</text:p>
          </table:table-cell>
          <table:table-cell office:value-type="float" office:value="79739" calcext:value-type="float">
            <text:p>79739</text:p>
          </table:table-cell>
          <table:table-cell table:number-columns-repeated="2"/>
          <table:table-cell office:value-type="string" calcext:value-type="string">
            <text:p>e2b5</text:p>
          </table:table-cell>
          <table:table-cell office:value-type="float" office:value="79739" calcext:value-type="float">
            <text:p>79739</text:p>
          </table:table-cell>
          <table:table-cell/>
          <table:table-cell table:formula="of:=[.F91]-[.B9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c4</text:p>
          </table:table-cell>
          <table:table-cell office:value-type="float" office:value="84835" calcext:value-type="float">
            <text:p>84835</text:p>
          </table:table-cell>
          <table:table-cell table:number-columns-repeated="2"/>
          <table:table-cell office:value-type="string" calcext:value-type="string">
            <text:p>e2c4</text:p>
          </table:table-cell>
          <table:table-cell office:value-type="float" office:value="84835" calcext:value-type="float">
            <text:p>84835</text:p>
          </table:table-cell>
          <table:table-cell/>
          <table:table-cell table:formula="of:=[.F92]-[.B9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d1</text:p>
          </table:table-cell>
          <table:table-cell office:value-type="float" office:value="74963" calcext:value-type="float">
            <text:p>74963</text:p>
          </table:table-cell>
          <table:table-cell table:number-columns-repeated="2"/>
          <table:table-cell office:value-type="string" calcext:value-type="string">
            <text:p>e2d1</text:p>
          </table:table-cell>
          <table:table-cell office:value-type="float" office:value="74963" calcext:value-type="float">
            <text:p>74963</text:p>
          </table:table-cell>
          <table:table-cell/>
          <table:table-cell table:formula="of:=[.F93]-[.B9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d3</text:p>
          </table:table-cell>
          <table:table-cell office:value-type="float" office:value="85119" calcext:value-type="float">
            <text:p>85119</text:p>
          </table:table-cell>
          <table:table-cell table:number-columns-repeated="2"/>
          <table:table-cell office:value-type="string" calcext:value-type="string">
            <text:p>e2d3</text:p>
          </table:table-cell>
          <table:table-cell office:value-type="float" office:value="85119" calcext:value-type="float">
            <text:p>85119</text:p>
          </table:table-cell>
          <table:table-cell/>
          <table:table-cell table:formula="of:=[.F94]-[.B9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f1</text:p>
          </table:table-cell>
          <table:table-cell office:value-type="float" office:value="88728" calcext:value-type="float">
            <text:p>88728</text:p>
          </table:table-cell>
          <table:table-cell table:number-columns-repeated="2"/>
          <table:table-cell office:value-type="string" calcext:value-type="string">
            <text:p>e2f1</text:p>
          </table:table-cell>
          <table:table-cell office:value-type="float" office:value="88728" calcext:value-type="float">
            <text:p>88728</text:p>
          </table:table-cell>
          <table:table-cell/>
          <table:table-cell table:formula="of:=[.F95]-[.B9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c4</text:p>
          </table:table-cell>
          <table:table-cell office:value-type="float" office:value="77752" calcext:value-type="float">
            <text:p>77752</text:p>
          </table:table-cell>
          <table:table-cell table:number-columns-repeated="2"/>
          <table:table-cell office:value-type="string" calcext:value-type="string">
            <text:p>e5c4</text:p>
          </table:table-cell>
          <table:table-cell office:value-type="float" office:value="77752" calcext:value-type="float">
            <text:p>77752</text:p>
          </table:table-cell>
          <table:table-cell/>
          <table:table-cell table:formula="of:=[.F96]-[.B9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c6</text:p>
          </table:table-cell>
          <table:table-cell office:value-type="float" office:value="83885" calcext:value-type="float">
            <text:p>83885</text:p>
          </table:table-cell>
          <table:table-cell table:number-columns-repeated="2"/>
          <table:table-cell office:value-type="string" calcext:value-type="string">
            <text:p>e5c6</text:p>
          </table:table-cell>
          <table:table-cell office:value-type="float" office:value="83885" calcext:value-type="float">
            <text:p>83885</text:p>
          </table:table-cell>
          <table:table-cell/>
          <table:table-cell table:formula="of:=[.F97]-[.B9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d3</text:p>
          </table:table-cell>
          <table:table-cell office:value-type="float" office:value="77431" calcext:value-type="float">
            <text:p>77431</text:p>
          </table:table-cell>
          <table:table-cell table:number-columns-repeated="2"/>
          <table:table-cell office:value-type="string" calcext:value-type="string">
            <text:p>e5d3</text:p>
          </table:table-cell>
          <table:table-cell office:value-type="float" office:value="77431" calcext:value-type="float">
            <text:p>77431</text:p>
          </table:table-cell>
          <table:table-cell/>
          <table:table-cell table:formula="of:=[.F98]-[.B9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d7</text:p>
          </table:table-cell>
          <table:table-cell office:value-type="float" office:value="93913" calcext:value-type="float">
            <text:p>93913</text:p>
          </table:table-cell>
          <table:table-cell table:number-columns-repeated="2"/>
          <table:table-cell office:value-type="string" calcext:value-type="string">
            <text:p>e5d7</text:p>
          </table:table-cell>
          <table:table-cell office:value-type="float" office:value="93913" calcext:value-type="float">
            <text:p>93913</text:p>
          </table:table-cell>
          <table:table-cell/>
          <table:table-cell table:formula="of:=[.F99]-[.B9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f7</text:p>
          </table:table-cell>
          <table:table-cell office:value-type="float" office:value="88799" calcext:value-type="float">
            <text:p>88799</text:p>
          </table:table-cell>
          <table:table-cell table:number-columns-repeated="2"/>
          <table:table-cell office:value-type="string" calcext:value-type="string">
            <text:p>e5f7</text:p>
          </table:table-cell>
          <table:table-cell office:value-type="float" office:value="88799" calcext:value-type="float">
            <text:p>88799</text:p>
          </table:table-cell>
          <table:table-cell/>
          <table:table-cell table:formula="of:=[.F100]-[.B10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g4</text:p>
          </table:table-cell>
          <table:table-cell office:value-type="float" office:value="79912" calcext:value-type="float">
            <text:p>79912</text:p>
          </table:table-cell>
          <table:table-cell table:number-columns-repeated="2"/>
          <table:table-cell office:value-type="string" calcext:value-type="string">
            <text:p>e5g4</text:p>
          </table:table-cell>
          <table:table-cell office:value-type="float" office:value="79912" calcext:value-type="float">
            <text:p>79912</text:p>
          </table:table-cell>
          <table:table-cell/>
          <table:table-cell table:formula="of:=[.F101]-[.B10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g6</text:p>
          </table:table-cell>
          <table:table-cell office:value-type="float" office:value="83866" calcext:value-type="float">
            <text:p>83866</text:p>
          </table:table-cell>
          <table:table-cell table:number-columns-repeated="2"/>
          <table:table-cell office:value-type="string" calcext:value-type="string">
            <text:p>e5g6</text:p>
          </table:table-cell>
          <table:table-cell office:value-type="float" office:value="83866" calcext:value-type="float">
            <text:p>83866</text:p>
          </table:table-cell>
          <table:table-cell/>
          <table:table-cell table:formula="of:=[.F102]-[.B10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d3</text:p>
          </table:table-cell>
          <table:table-cell office:value-type="float" office:value="83727" calcext:value-type="float">
            <text:p>83727</text:p>
          </table:table-cell>
          <table:table-cell table:number-columns-repeated="2"/>
          <table:table-cell office:value-type="string" calcext:value-type="string">
            <text:p>f3d3</text:p>
          </table:table-cell>
          <table:table-cell office:value-type="float" office:value="83727" calcext:value-type="float">
            <text:p>83727</text:p>
          </table:table-cell>
          <table:table-cell/>
          <table:table-cell table:formula="of:=[.F103]-[.B10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e3</text:p>
          </table:table-cell>
          <table:table-cell office:value-type="float" office:value="92505" calcext:value-type="float">
            <text:p>92505</text:p>
          </table:table-cell>
          <table:table-cell table:number-columns-repeated="2"/>
          <table:table-cell office:value-type="string" calcext:value-type="string">
            <text:p>f3e3</text:p>
          </table:table-cell>
          <table:table-cell office:value-type="float" office:value="92505" calcext:value-type="float">
            <text:p>92505</text:p>
          </table:table-cell>
          <table:table-cell/>
          <table:table-cell table:formula="of:=[.F104]-[.B10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f4</text:p>
          </table:table-cell>
          <table:table-cell office:value-type="float" office:value="90488" calcext:value-type="float">
            <text:p>90488</text:p>
          </table:table-cell>
          <table:table-cell table:number-columns-repeated="2"/>
          <table:table-cell office:value-type="string" calcext:value-type="string">
            <text:p>f3f4</text:p>
          </table:table-cell>
          <table:table-cell office:value-type="float" office:value="90488" calcext:value-type="float">
            <text:p>90488</text:p>
          </table:table-cell>
          <table:table-cell/>
          <table:table-cell table:formula="of:=[.F105]-[.B10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f5</text:p>
          </table:table-cell>
          <table:table-cell office:value-type="float" office:value="104992" calcext:value-type="float">
            <text:p>104992</text:p>
          </table:table-cell>
          <table:table-cell table:number-columns-repeated="2"/>
          <table:table-cell office:value-type="string" calcext:value-type="string">
            <text:p>f3f5</text:p>
          </table:table-cell>
          <table:table-cell office:value-type="float" office:value="104992" calcext:value-type="float">
            <text:p>104992</text:p>
          </table:table-cell>
          <table:table-cell/>
          <table:table-cell table:formula="of:=[.F106]-[.B10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f6</text:p>
          </table:table-cell>
          <table:table-cell office:value-type="float" office:value="77838" calcext:value-type="float">
            <text:p>77838</text:p>
          </table:table-cell>
          <table:table-cell table:number-columns-repeated="2"/>
          <table:table-cell office:value-type="string" calcext:value-type="string">
            <text:p>f3f6</text:p>
          </table:table-cell>
          <table:table-cell office:value-type="float" office:value="77838" calcext:value-type="float">
            <text:p>77838</text:p>
          </table:table-cell>
          <table:table-cell/>
          <table:table-cell table:formula="of:=[.F107]-[.B10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g3</text:p>
          </table:table-cell>
          <table:table-cell office:value-type="float" office:value="94461" calcext:value-type="float">
            <text:p>94461</text:p>
          </table:table-cell>
          <table:table-cell table:number-columns-repeated="2"/>
          <table:table-cell office:value-type="string" calcext:value-type="string">
            <text:p>f3g3</text:p>
          </table:table-cell>
          <table:table-cell office:value-type="float" office:value="94461" calcext:value-type="float">
            <text:p>94461</text:p>
          </table:table-cell>
          <table:table-cell/>
          <table:table-cell table:formula="of:=[.F108]-[.B10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g4</text:p>
          </table:table-cell>
          <table:table-cell office:value-type="float" office:value="92037" calcext:value-type="float">
            <text:p>92037</text:p>
          </table:table-cell>
          <table:table-cell table:number-columns-repeated="2"/>
          <table:table-cell office:value-type="string" calcext:value-type="string">
            <text:p>f3g4</text:p>
          </table:table-cell>
          <table:table-cell office:value-type="float" office:value="92037" calcext:value-type="float">
            <text:p>92037</text:p>
          </table:table-cell>
          <table:table-cell/>
          <table:table-cell table:formula="of:=[.F109]-[.B10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h3</text:p>
          </table:table-cell>
          <table:table-cell office:value-type="float" office:value="98524" calcext:value-type="float">
            <text:p>98524</text:p>
          </table:table-cell>
          <table:table-cell table:number-columns-repeated="2"/>
          <table:table-cell office:value-type="string" calcext:value-type="string">
            <text:p>f3h3</text:p>
          </table:table-cell>
          <table:table-cell office:value-type="float" office:value="98524" calcext:value-type="float">
            <text:p>98524</text:p>
          </table:table-cell>
          <table:table-cell/>
          <table:table-cell table:formula="of:=[.F110]-[.B1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h5</text:p>
          </table:table-cell>
          <table:table-cell office:value-type="float" office:value="95034" calcext:value-type="float">
            <text:p>95034</text:p>
          </table:table-cell>
          <table:table-cell table:number-columns-repeated="2"/>
          <table:table-cell office:value-type="string" calcext:value-type="string">
            <text:p>f3h5</text:p>
          </table:table-cell>
          <table:table-cell office:value-type="float" office:value="95034" calcext:value-type="float">
            <text:p>95034</text:p>
          </table:table-cell>
          <table:table-cell/>
          <table:table-cell table:formula="of:=[.F111]-[.B1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g3</text:p>
          </table:table-cell>
          <table:table-cell office:value-type="float" office:value="77468" calcext:value-type="float">
            <text:p>77468</text:p>
          </table:table-cell>
          <table:table-cell table:number-columns-repeated="2"/>
          <table:table-cell office:value-type="string" calcext:value-type="string">
            <text:p>g2g3</text:p>
          </table:table-cell>
          <table:table-cell office:value-type="float" office:value="77468" calcext:value-type="float">
            <text:p>77468</text:p>
          </table:table-cell>
          <table:table-cell/>
          <table:table-cell table:formula="of:=[.F112]-[.B1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g4</text:p>
          </table:table-cell>
          <table:table-cell office:value-type="float" office:value="75677" calcext:value-type="float">
            <text:p>75677</text:p>
          </table:table-cell>
          <table:table-cell table:number-columns-repeated="2"/>
          <table:table-cell office:value-type="string" calcext:value-type="string">
            <text:p>g2g4</text:p>
          </table:table-cell>
          <table:table-cell office:value-type="float" office:value="75677" calcext:value-type="float">
            <text:p>75677</text:p>
          </table:table-cell>
          <table:table-cell/>
          <table:table-cell table:formula="of:=[.F113]-[.B1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h3</text:p>
          </table:table-cell>
          <table:table-cell office:value-type="float" office:value="82759" calcext:value-type="float">
            <text:p>82759</text:p>
          </table:table-cell>
          <table:table-cell table:number-columns-repeated="2"/>
          <table:table-cell office:value-type="string" calcext:value-type="string">
            <text:p>g2h3</text:p>
          </table:table-cell>
          <table:table-cell office:value-type="float" office:value="82759" calcext:value-type="float">
            <text:p>82759</text:p>
          </table:table-cell>
          <table:table-cell/>
          <table:table-cell table:formula="of:=[.F114]-[.B1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f1</text:p>
          </table:table-cell>
          <table:table-cell office:value-type="float" office:value="81563" calcext:value-type="float">
            <text:p>81563</text:p>
          </table:table-cell>
          <table:table-cell table:number-columns-repeated="2"/>
          <table:table-cell office:value-type="string" calcext:value-type="string">
            <text:p>h1f1</text:p>
          </table:table-cell>
          <table:table-cell office:value-type="float" office:value="81563" calcext:value-type="float">
            <text:p>81563</text:p>
          </table:table-cell>
          <table:table-cell/>
          <table:table-cell table:formula="of:=[.F115]-[.B1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g1</text:p>
          </table:table-cell>
          <table:table-cell office:value-type="float" office:value="84876" calcext:value-type="float">
            <text:p>84876</text:p>
          </table:table-cell>
          <table:table-cell table:number-columns-repeated="2"/>
          <table:table-cell office:value-type="string" calcext:value-type="string">
            <text:p>h1g1</text:p>
          </table:table-cell>
          <table:table-cell office:value-type="float" office:value="84876" calcext:value-type="float">
            <text:p>84876</text:p>
          </table:table-cell>
          <table:table-cell/>
          <table:table-cell table:formula="of:=[.F116]-[.B116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make move highlighted above and reru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N</text:p>
          </table:table-cell>
          <table:table-cell office:value-type="string" calcext:value-type="string">
            <text:p>r3k2r/p1ppqpb1/bn2pnp1/3PN3/Pp2P3/2N2Q1p/1PPBBPPP/R3K2R b KQkq a3 0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ide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CE</text:p>
          </table:table-cell>
          <table:table-cell table:number-columns-repeated="3"/>
          <table:table-cell office:value-type="string" calcext:value-type="string">
            <text:p>Kestrel</text:p>
          </table:table-cell>
          <table:table-cell table:number-columns-repeated="2"/>
          <table:table-cell office:value-type="string" calcext:value-type="string">
            <text:p>dif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b5</text:p>
          </table:table-cell>
          <table:table-cell office:value-type="float" office:value="105789" calcext:value-type="float">
            <text:p>105789</text:p>
          </table:table-cell>
          <table:table-cell table:number-columns-repeated="2"/>
          <table:table-cell office:value-type="string" calcext:value-type="string">
            <text:p>a6b5</text:p>
          </table:table-cell>
          <table:table-cell office:value-type="float" office:value="105789" calcext:value-type="float">
            <text:p>105789</text:p>
          </table:table-cell>
          <table:table-cell/>
          <table:table-cell table:formula="of:=[.F127]-[.B12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b7</text:p>
          </table:table-cell>
          <table:table-cell office:value-type="float" office:value="102843" calcext:value-type="float">
            <text:p>102843</text:p>
          </table:table-cell>
          <table:table-cell table:number-columns-repeated="2"/>
          <table:table-cell office:value-type="string" calcext:value-type="string">
            <text:p>a6b7</text:p>
          </table:table-cell>
          <table:table-cell office:value-type="float" office:value="102843" calcext:value-type="float">
            <text:p>102843</text:p>
          </table:table-cell>
          <table:table-cell/>
          <table:table-cell table:formula="of:=[.F128]-[.B12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c4</text:p>
          </table:table-cell>
          <table:table-cell office:value-type="float" office:value="98356" calcext:value-type="float">
            <text:p>98356</text:p>
          </table:table-cell>
          <table:table-cell table:number-columns-repeated="2"/>
          <table:table-cell office:value-type="string" calcext:value-type="string">
            <text:p>a6c4</text:p>
          </table:table-cell>
          <table:table-cell office:value-type="float" office:value="98356" calcext:value-type="float">
            <text:p>98356</text:p>
          </table:table-cell>
          <table:table-cell/>
          <table:table-cell table:formula="of:=[.F129]-[.B12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c8</text:p>
          </table:table-cell>
          <table:table-cell office:value-type="float" office:value="88464" calcext:value-type="float">
            <text:p>88464</text:p>
          </table:table-cell>
          <table:table-cell table:number-columns-repeated="2"/>
          <table:table-cell office:value-type="string" calcext:value-type="string">
            <text:p>a6c8</text:p>
          </table:table-cell>
          <table:table-cell office:value-type="float" office:value="88464" calcext:value-type="float">
            <text:p>88464</text:p>
          </table:table-cell>
          <table:table-cell/>
          <table:table-cell table:formula="of:=[.F130]-[.B13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d3</text:p>
          </table:table-cell>
          <table:table-cell office:value-type="float" office:value="97258" calcext:value-type="float">
            <text:p>97258</text:p>
          </table:table-cell>
          <table:table-cell table:number-columns-repeated="2"/>
          <table:table-cell office:value-type="string" calcext:value-type="string">
            <text:p>a6d3</text:p>
          </table:table-cell>
          <table:table-cell office:value-type="float" office:value="97258" calcext:value-type="float">
            <text:p>97258</text:p>
          </table:table-cell>
          <table:table-cell/>
          <table:table-cell table:formula="of:=[.F131]-[.B13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e2</text:p>
          </table:table-cell>
          <table:table-cell office:value-type="float" office:value="81636" calcext:value-type="float">
            <text:p>81636</text:p>
          </table:table-cell>
          <table:table-cell table:number-columns-repeated="2"/>
          <table:table-cell office:value-type="string" calcext:value-type="string">
            <text:p>a6e2</text:p>
          </table:table-cell>
          <table:table-cell office:value-type="float" office:value="81636" calcext:value-type="float">
            <text:p>81636</text:p>
          </table:table-cell>
          <table:table-cell/>
          <table:table-cell table:formula="of:=[.F132]-[.B13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8b8</text:p>
          </table:table-cell>
          <table:table-cell office:value-type="float" office:value="103818" calcext:value-type="float">
            <text:p>103818</text:p>
          </table:table-cell>
          <table:table-cell table:number-columns-repeated="2"/>
          <table:table-cell office:value-type="string" calcext:value-type="string">
            <text:p>a8b8</text:p>
          </table:table-cell>
          <table:table-cell office:value-type="float" office:value="103818" calcext:value-type="float">
            <text:p>103818</text:p>
          </table:table-cell>
          <table:table-cell/>
          <table:table-cell table:formula="of:=[.F133]-[.B13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8c8</text:p>
          </table:table-cell>
          <table:table-cell office:value-type="float" office:value="96651" calcext:value-type="float">
            <text:p>96651</text:p>
          </table:table-cell>
          <table:table-cell table:number-columns-repeated="2"/>
          <table:table-cell office:value-type="string" calcext:value-type="string">
            <text:p>a8c8</text:p>
          </table:table-cell>
          <table:table-cell office:value-type="float" office:value="96651" calcext:value-type="float">
            <text:p>96651</text:p>
          </table:table-cell>
          <table:table-cell/>
          <table:table-cell table:formula="of:=[.F134]-[.B13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8d8</text:p>
          </table:table-cell>
          <table:table-cell office:value-type="float" office:value="96746" calcext:value-type="float">
            <text:p>96746</text:p>
          </table:table-cell>
          <table:table-cell table:number-columns-repeated="2"/>
          <table:table-cell office:value-type="string" calcext:value-type="string">
            <text:p>a8d8</text:p>
          </table:table-cell>
          <table:table-cell office:value-type="float" office:value="96746" calcext:value-type="float">
            <text:p>96746</text:p>
          </table:table-cell>
          <table:table-cell/>
          <table:table-cell table:formula="of:=[.F135]-[.B13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4a3</text:p>
          </table:table-cell>
          <table:table-cell table:style-name="ce3" office:value-type="float" office:value="111933" calcext:value-type="float">
            <text:p>111933</text:p>
          </table:table-cell>
          <table:table-cell table:style-name="ce3" table:number-columns-repeated="2"/>
          <table:table-cell table:style-name="ce3" office:value-type="string" calcext:value-type="string">
            <text:p>b4a3</text:p>
          </table:table-cell>
          <table:table-cell table:style-name="ce3" office:value-type="float" office:value="111626" calcext:value-type="float">
            <text:p>111626</text:p>
          </table:table-cell>
          <table:table-cell table:style-name="ce3"/>
          <table:table-cell table:style-name="ce3" table:formula="of:=[.F136]-[.B136]" office:value-type="float" office:value="-307" calcext:value-type="float">
            <text:p>-307</text:p>
          </table:table-cell>
          <table:table-cell table:style-name="ce3" table:number-columns-repeated="1016"/>
        </table:table-row>
        <table:table-row table:style-name="ro1">
          <table:table-cell office:value-type="string" calcext:value-type="string">
            <text:p>b4b3</text:p>
          </table:table-cell>
          <table:table-cell office:value-type="float" office:value="103783" calcext:value-type="float">
            <text:p>103783</text:p>
          </table:table-cell>
          <table:table-cell table:number-columns-repeated="2"/>
          <table:table-cell office:value-type="string" calcext:value-type="string">
            <text:p>b4b3</text:p>
          </table:table-cell>
          <table:table-cell office:value-type="float" office:value="103783" calcext:value-type="float">
            <text:p>103783</text:p>
          </table:table-cell>
          <table:table-cell/>
          <table:table-cell table:formula="of:=[.F137]-[.B13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4c3</text:p>
          </table:table-cell>
          <table:table-cell office:value-type="float" office:value="102164" calcext:value-type="float">
            <text:p>102164</text:p>
          </table:table-cell>
          <table:table-cell table:number-columns-repeated="2"/>
          <table:table-cell office:value-type="string" calcext:value-type="string">
            <text:p>b4c3</text:p>
          </table:table-cell>
          <table:table-cell office:value-type="float" office:value="102164" calcext:value-type="float">
            <text:p>102164</text:p>
          </table:table-cell>
          <table:table-cell/>
          <table:table-cell table:formula="of:=[.F138]-[.B13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6a4</text:p>
          </table:table-cell>
          <table:table-cell office:value-type="float" office:value="104647" calcext:value-type="float">
            <text:p>104647</text:p>
          </table:table-cell>
          <table:table-cell table:number-columns-repeated="2"/>
          <table:table-cell office:value-type="string" calcext:value-type="string">
            <text:p>b6a4</text:p>
          </table:table-cell>
          <table:table-cell office:value-type="float" office:value="104647" calcext:value-type="float">
            <text:p>104647</text:p>
          </table:table-cell>
          <table:table-cell/>
          <table:table-cell table:formula="of:=[.F139]-[.B13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6c4</text:p>
          </table:table-cell>
          <table:table-cell office:value-type="float" office:value="95676" calcext:value-type="float">
            <text:p>95676</text:p>
          </table:table-cell>
          <table:table-cell table:number-columns-repeated="2"/>
          <table:table-cell office:value-type="string" calcext:value-type="string">
            <text:p>b6c4</text:p>
          </table:table-cell>
          <table:table-cell office:value-type="float" office:value="95676" calcext:value-type="float">
            <text:p>95676</text:p>
          </table:table-cell>
          <table:table-cell/>
          <table:table-cell table:formula="of:=[.F140]-[.B14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6c8</text:p>
          </table:table-cell>
          <table:table-cell office:value-type="float" office:value="87031" calcext:value-type="float">
            <text:p>87031</text:p>
          </table:table-cell>
          <table:table-cell table:number-columns-repeated="2"/>
          <table:table-cell office:value-type="string" calcext:value-type="string">
            <text:p>b6c8</text:p>
          </table:table-cell>
          <table:table-cell office:value-type="float" office:value="87031" calcext:value-type="float">
            <text:p>87031</text:p>
          </table:table-cell>
          <table:table-cell/>
          <table:table-cell table:formula="of:=[.F141]-[.B14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6d5</text:p>
          </table:table-cell>
          <table:table-cell office:value-type="float" office:value="95450" calcext:value-type="float">
            <text:p>95450</text:p>
          </table:table-cell>
          <table:table-cell table:number-columns-repeated="2"/>
          <table:table-cell office:value-type="string" calcext:value-type="string">
            <text:p>b6d5</text:p>
          </table:table-cell>
          <table:table-cell office:value-type="float" office:value="95450" calcext:value-type="float">
            <text:p>95450</text:p>
          </table:table-cell>
          <table:table-cell/>
          <table:table-cell table:formula="of:=[.F142]-[.B14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7c5</text:p>
          </table:table-cell>
          <table:table-cell office:value-type="float" office:value="98202" calcext:value-type="float">
            <text:p>98202</text:p>
          </table:table-cell>
          <table:table-cell table:number-columns-repeated="2"/>
          <table:table-cell office:value-type="string" calcext:value-type="string">
            <text:p>c7c5</text:p>
          </table:table-cell>
          <table:table-cell office:value-type="float" office:value="98202" calcext:value-type="float">
            <text:p>98202</text:p>
          </table:table-cell>
          <table:table-cell/>
          <table:table-cell table:formula="of:=[.F143]-[.B14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7c6</text:p>
          </table:table-cell>
          <table:table-cell office:value-type="float" office:value="104867" calcext:value-type="float">
            <text:p>104867</text:p>
          </table:table-cell>
          <table:table-cell table:number-columns-repeated="2"/>
          <table:table-cell office:value-type="string" calcext:value-type="string">
            <text:p>c7c6</text:p>
          </table:table-cell>
          <table:table-cell office:value-type="float" office:value="104867" calcext:value-type="float">
            <text:p>104867</text:p>
          </table:table-cell>
          <table:table-cell/>
          <table:table-cell table:formula="of:=[.F144]-[.B14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7d6</text:p>
          </table:table-cell>
          <table:table-cell office:value-type="float" office:value="97527" calcext:value-type="float">
            <text:p>97527</text:p>
          </table:table-cell>
          <table:table-cell table:number-columns-repeated="2"/>
          <table:table-cell office:value-type="string" calcext:value-type="string">
            <text:p>d7d6</text:p>
          </table:table-cell>
          <table:table-cell office:value-type="float" office:value="97527" calcext:value-type="float">
            <text:p>97527</text:p>
          </table:table-cell>
          <table:table-cell/>
          <table:table-cell table:formula="of:=[.F145]-[.B14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6d5</text:p>
          </table:table-cell>
          <table:table-cell office:value-type="float" office:value="103672" calcext:value-type="float">
            <text:p>103672</text:p>
          </table:table-cell>
          <table:table-cell table:number-columns-repeated="2"/>
          <table:table-cell office:value-type="string" calcext:value-type="string">
            <text:p>e6d5</text:p>
          </table:table-cell>
          <table:table-cell office:value-type="float" office:value="103672" calcext:value-type="float">
            <text:p>103672</text:p>
          </table:table-cell>
          <table:table-cell/>
          <table:table-cell table:formula="of:=[.F146]-[.B14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7c5</text:p>
          </table:table-cell>
          <table:table-cell office:value-type="float" office:value="116520" calcext:value-type="float">
            <text:p>116520</text:p>
          </table:table-cell>
          <table:table-cell table:number-columns-repeated="2"/>
          <table:table-cell office:value-type="string" calcext:value-type="string">
            <text:p>e7c5</text:p>
          </table:table-cell>
          <table:table-cell office:value-type="float" office:value="116520" calcext:value-type="float">
            <text:p>116520</text:p>
          </table:table-cell>
          <table:table-cell/>
          <table:table-cell table:formula="of:=[.F147]-[.B14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7d6</text:p>
          </table:table-cell>
          <table:table-cell office:value-type="float" office:value="102926" calcext:value-type="float">
            <text:p>102926</text:p>
          </table:table-cell>
          <table:table-cell table:number-columns-repeated="2"/>
          <table:table-cell office:value-type="string" calcext:value-type="string">
            <text:p>e7d6</text:p>
          </table:table-cell>
          <table:table-cell office:value-type="float" office:value="102926" calcext:value-type="float">
            <text:p>102926</text:p>
          </table:table-cell>
          <table:table-cell/>
          <table:table-cell table:formula="of:=[.F148]-[.B14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7d8</text:p>
          </table:table-cell>
          <table:table-cell office:value-type="float" office:value="94136" calcext:value-type="float">
            <text:p>94136</text:p>
          </table:table-cell>
          <table:table-cell table:number-columns-repeated="2"/>
          <table:table-cell office:value-type="string" calcext:value-type="string">
            <text:p>e7d8</text:p>
          </table:table-cell>
          <table:table-cell office:value-type="float" office:value="94136" calcext:value-type="float">
            <text:p>94136</text:p>
          </table:table-cell>
          <table:table-cell/>
          <table:table-cell table:formula="of:=[.F149]-[.B14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7f8</text:p>
          </table:table-cell>
          <table:table-cell office:value-type="float" office:value="93817" calcext:value-type="float">
            <text:p>93817</text:p>
          </table:table-cell>
          <table:table-cell table:number-columns-repeated="2"/>
          <table:table-cell office:value-type="string" calcext:value-type="string">
            <text:p>e7f8</text:p>
          </table:table-cell>
          <table:table-cell office:value-type="float" office:value="93817" calcext:value-type="float">
            <text:p>93817</text:p>
          </table:table-cell>
          <table:table-cell/>
          <table:table-cell table:formula="of:=[.F150]-[.B15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8c8</text:p>
          </table:table-cell>
          <table:table-cell office:value-type="float" office:value="97345" calcext:value-type="float">
            <text:p>97345</text:p>
          </table:table-cell>
          <table:table-cell table:number-columns-repeated="2"/>
          <table:table-cell office:value-type="string" calcext:value-type="string">
            <text:p>e8c8</text:p>
          </table:table-cell>
          <table:table-cell office:value-type="float" office:value="97345" calcext:value-type="float">
            <text:p>97345</text:p>
          </table:table-cell>
          <table:table-cell/>
          <table:table-cell table:formula="of:=[.F151]-[.B15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8d8</text:p>
          </table:table-cell>
          <table:table-cell office:value-type="float" office:value="95051" calcext:value-type="float">
            <text:p>95051</text:p>
          </table:table-cell>
          <table:table-cell table:number-columns-repeated="2"/>
          <table:table-cell office:value-type="string" calcext:value-type="string">
            <text:p>e8d8</text:p>
          </table:table-cell>
          <table:table-cell office:value-type="float" office:value="95051" calcext:value-type="float">
            <text:p>95051</text:p>
          </table:table-cell>
          <table:table-cell/>
          <table:table-cell table:formula="of:=[.F152]-[.B15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8f8</text:p>
          </table:table-cell>
          <table:table-cell office:value-type="float" office:value="93090" calcext:value-type="float">
            <text:p>93090</text:p>
          </table:table-cell>
          <table:table-cell table:number-columns-repeated="2"/>
          <table:table-cell office:value-type="string" calcext:value-type="string">
            <text:p>e8f8</text:p>
          </table:table-cell>
          <table:table-cell office:value-type="float" office:value="93090" calcext:value-type="float">
            <text:p>93090</text:p>
          </table:table-cell>
          <table:table-cell/>
          <table:table-cell table:formula="of:=[.F153]-[.B15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8g8</text:p>
          </table:table-cell>
          <table:table-cell office:value-type="float" office:value="94316" calcext:value-type="float">
            <text:p>94316</text:p>
          </table:table-cell>
          <table:table-cell table:number-columns-repeated="2"/>
          <table:table-cell office:value-type="string" calcext:value-type="string">
            <text:p>e8g8</text:p>
          </table:table-cell>
          <table:table-cell office:value-type="float" office:value="94316" calcext:value-type="float">
            <text:p>94316</text:p>
          </table:table-cell>
          <table:table-cell/>
          <table:table-cell table:formula="of:=[.F154]-[.B15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d5</text:p>
          </table:table-cell>
          <table:table-cell office:value-type="float" office:value="108842" calcext:value-type="float">
            <text:p>108842</text:p>
          </table:table-cell>
          <table:table-cell table:number-columns-repeated="2"/>
          <table:table-cell office:value-type="string" calcext:value-type="string">
            <text:p>f6d5</text:p>
          </table:table-cell>
          <table:table-cell office:value-type="float" office:value="108842" calcext:value-type="float">
            <text:p>108842</text:p>
          </table:table-cell>
          <table:table-cell/>
          <table:table-cell table:formula="of:=[.F155]-[.B15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e4</text:p>
          </table:table-cell>
          <table:table-cell office:value-type="float" office:value="132778" calcext:value-type="float">
            <text:p>132778</text:p>
          </table:table-cell>
          <table:table-cell table:number-columns-repeated="2"/>
          <table:table-cell office:value-type="string" calcext:value-type="string">
            <text:p>f6e4</text:p>
          </table:table-cell>
          <table:table-cell office:value-type="float" office:value="132778" calcext:value-type="float">
            <text:p>132778</text:p>
          </table:table-cell>
          <table:table-cell/>
          <table:table-cell table:formula="of:=[.F156]-[.B15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g4</text:p>
          </table:table-cell>
          <table:table-cell office:value-type="float" office:value="109439" calcext:value-type="float">
            <text:p>109439</text:p>
          </table:table-cell>
          <table:table-cell table:number-columns-repeated="2"/>
          <table:table-cell office:value-type="string" calcext:value-type="string">
            <text:p>f6g4</text:p>
          </table:table-cell>
          <table:table-cell office:value-type="float" office:value="109439" calcext:value-type="float">
            <text:p>109439</text:p>
          </table:table-cell>
          <table:table-cell/>
          <table:table-cell table:formula="of:=[.F157]-[.B15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g8</text:p>
          </table:table-cell>
          <table:table-cell office:value-type="float" office:value="102676" calcext:value-type="float">
            <text:p>102676</text:p>
          </table:table-cell>
          <table:table-cell table:number-columns-repeated="2"/>
          <table:table-cell office:value-type="string" calcext:value-type="string">
            <text:p>f6g8</text:p>
          </table:table-cell>
          <table:table-cell office:value-type="float" office:value="102676" calcext:value-type="float">
            <text:p>102676</text:p>
          </table:table-cell>
          <table:table-cell/>
          <table:table-cell table:formula="of:=[.F158]-[.B15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h5</text:p>
          </table:table-cell>
          <table:table-cell office:value-type="float" office:value="106960" calcext:value-type="float">
            <text:p>106960</text:p>
          </table:table-cell>
          <table:table-cell table:number-columns-repeated="2"/>
          <table:table-cell office:value-type="string" calcext:value-type="string">
            <text:p>f6h5</text:p>
          </table:table-cell>
          <table:table-cell office:value-type="float" office:value="106960" calcext:value-type="float">
            <text:p>106960</text:p>
          </table:table-cell>
          <table:table-cell/>
          <table:table-cell table:formula="of:=[.F159]-[.B15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h7</text:p>
          </table:table-cell>
          <table:table-cell office:value-type="float" office:value="102537" calcext:value-type="float">
            <text:p>102537</text:p>
          </table:table-cell>
          <table:table-cell table:number-columns-repeated="2"/>
          <table:table-cell office:value-type="string" calcext:value-type="string">
            <text:p>f6h7</text:p>
          </table:table-cell>
          <table:table-cell office:value-type="float" office:value="102537" calcext:value-type="float">
            <text:p>102537</text:p>
          </table:table-cell>
          <table:table-cell/>
          <table:table-cell table:formula="of:=[.F160]-[.B16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6g5</text:p>
          </table:table-cell>
          <table:table-cell office:value-type="float" office:value="96992" calcext:value-type="float">
            <text:p>96992</text:p>
          </table:table-cell>
          <table:table-cell table:number-columns-repeated="2"/>
          <table:table-cell office:value-type="string" calcext:value-type="string">
            <text:p>g6g5</text:p>
          </table:table-cell>
          <table:table-cell office:value-type="float" office:value="96992" calcext:value-type="float">
            <text:p>96992</text:p>
          </table:table-cell>
          <table:table-cell/>
          <table:table-cell table:formula="of:=[.F161]-[.B16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7f8</text:p>
          </table:table-cell>
          <table:table-cell office:value-type="float" office:value="91851" calcext:value-type="float">
            <text:p>91851</text:p>
          </table:table-cell>
          <table:table-cell table:number-columns-repeated="2"/>
          <table:table-cell office:value-type="string" calcext:value-type="string">
            <text:p>g7f8</text:p>
          </table:table-cell>
          <table:table-cell office:value-type="float" office:value="91851" calcext:value-type="float">
            <text:p>91851</text:p>
          </table:table-cell>
          <table:table-cell/>
          <table:table-cell table:formula="of:=[.F162]-[.B16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7h6</text:p>
          </table:table-cell>
          <table:table-cell office:value-type="float" office:value="100533" calcext:value-type="float">
            <text:p>100533</text:p>
          </table:table-cell>
          <table:table-cell table:number-columns-repeated="2"/>
          <table:table-cell office:value-type="string" calcext:value-type="string">
            <text:p>g7h6</text:p>
          </table:table-cell>
          <table:table-cell office:value-type="float" office:value="100533" calcext:value-type="float">
            <text:p>100533</text:p>
          </table:table-cell>
          <table:table-cell/>
          <table:table-cell table:formula="of:=[.F163]-[.B16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g2</text:p>
          </table:table-cell>
          <table:table-cell office:value-type="float" office:value="105695" calcext:value-type="float">
            <text:p>105695</text:p>
          </table:table-cell>
          <table:table-cell table:number-columns-repeated="2"/>
          <table:table-cell office:value-type="string" calcext:value-type="string">
            <text:p>h3g2</text:p>
          </table:table-cell>
          <table:table-cell office:value-type="float" office:value="105695" calcext:value-type="float">
            <text:p>105695</text:p>
          </table:table-cell>
          <table:table-cell/>
          <table:table-cell table:formula="of:=[.F164]-[.B16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f8</text:p>
          </table:table-cell>
          <table:table-cell office:value-type="float" office:value="84753" calcext:value-type="float">
            <text:p>84753</text:p>
          </table:table-cell>
          <table:table-cell table:number-columns-repeated="2"/>
          <table:table-cell office:value-type="string" calcext:value-type="string">
            <text:p>h8f8</text:p>
          </table:table-cell>
          <table:table-cell office:value-type="float" office:value="84753" calcext:value-type="float">
            <text:p>84753</text:p>
          </table:table-cell>
          <table:table-cell/>
          <table:table-cell table:formula="of:=[.F165]-[.B16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g8</text:p>
          </table:table-cell>
          <table:table-cell office:value-type="float" office:value="89440" calcext:value-type="float">
            <text:p>89440</text:p>
          </table:table-cell>
          <table:table-cell table:number-columns-repeated="2"/>
          <table:table-cell office:value-type="string" calcext:value-type="string">
            <text:p>h8g8</text:p>
          </table:table-cell>
          <table:table-cell office:value-type="float" office:value="89440" calcext:value-type="float">
            <text:p>89440</text:p>
          </table:table-cell>
          <table:table-cell/>
          <table:table-cell table:formula="of:=[.F166]-[.B16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h4</text:p>
          </table:table-cell>
          <table:table-cell office:value-type="float" office:value="102392" calcext:value-type="float">
            <text:p>102392</text:p>
          </table:table-cell>
          <table:table-cell table:number-columns-repeated="2"/>
          <table:table-cell office:value-type="string" calcext:value-type="string">
            <text:p>h8h4</text:p>
          </table:table-cell>
          <table:table-cell office:value-type="float" office:value="102392" calcext:value-type="float">
            <text:p>102392</text:p>
          </table:table-cell>
          <table:table-cell/>
          <table:table-cell table:formula="of:=[.F167]-[.B16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h5</text:p>
          </table:table-cell>
          <table:table-cell office:value-type="float" office:value="100873" calcext:value-type="float">
            <text:p>100873</text:p>
          </table:table-cell>
          <table:table-cell table:number-columns-repeated="2"/>
          <table:table-cell office:value-type="string" calcext:value-type="string">
            <text:p>h8h5</text:p>
          </table:table-cell>
          <table:table-cell office:value-type="float" office:value="100873" calcext:value-type="float">
            <text:p>100873</text:p>
          </table:table-cell>
          <table:table-cell/>
          <table:table-cell table:formula="of:=[.F168]-[.B16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h6</text:p>
          </table:table-cell>
          <table:table-cell office:value-type="float" office:value="94015" calcext:value-type="float">
            <text:p>94015</text:p>
          </table:table-cell>
          <table:table-cell table:number-columns-repeated="2"/>
          <table:table-cell office:value-type="string" calcext:value-type="string">
            <text:p>h8h6</text:p>
          </table:table-cell>
          <table:table-cell office:value-type="float" office:value="94015" calcext:value-type="float">
            <text:p>94015</text:p>
          </table:table-cell>
          <table:table-cell/>
          <table:table-cell table:formula="of:=[.F169]-[.B16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h7</text:p>
          </table:table-cell>
          <table:table-cell office:value-type="float" office:value="94096" calcext:value-type="float">
            <text:p>94096</text:p>
          </table:table-cell>
          <table:table-cell table:number-columns-repeated="2"/>
          <table:table-cell office:value-type="string" calcext:value-type="string">
            <text:p>h8h7</text:p>
          </table:table-cell>
          <table:table-cell office:value-type="float" office:value="94096" calcext:value-type="float">
            <text:p>94096</text:p>
          </table:table-cell>
          <table:table-cell/>
          <table:table-cell table:formula="of:=[.F170]-[.B170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3k2r/p1ppqpb1/bn2pnp1/3PN3/4P3/p1N2Q1p/1PPBBPPP/R3K2R w KQkq - 0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vide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CE</text:p>
          </table:table-cell>
          <table:table-cell table:number-columns-repeated="3"/>
          <table:table-cell office:value-type="string" calcext:value-type="string">
            <text:p>Kestrel</text:p>
          </table:table-cell>
          <table:table-cell table:number-columns-repeated="2"/>
          <table:table-cell office:value-type="string" calcext:value-type="string">
            <text:p>dif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a2</text:p>
          </table:table-cell>
          <table:table-cell office:value-type="float" office:value="83633" calcext:value-type="float">
            <text:p>83633</text:p>
          </table:table-cell>
          <table:table-cell table:number-columns-repeated="2"/>
          <table:table-cell office:value-type="string" calcext:value-type="string">
            <text:p>a1a2</text:p>
          </table:table-cell>
          <table:table-cell office:value-type="float" office:value="83633" calcext:value-type="float">
            <text:p>83633</text:p>
          </table:table-cell>
          <table:table-cell/>
          <table:table-cell table:formula="of:=[.F177]-[.B17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a3</text:p>
          </table:table-cell>
          <table:table-cell office:value-type="float" office:value="90735" calcext:value-type="float">
            <text:p>90735</text:p>
          </table:table-cell>
          <table:table-cell table:number-columns-repeated="2"/>
          <table:table-cell office:value-type="string" calcext:value-type="string">
            <text:p>a1a3</text:p>
          </table:table-cell>
          <table:table-cell office:value-type="float" office:value="90735" calcext:value-type="float">
            <text:p>90735</text:p>
          </table:table-cell>
          <table:table-cell/>
          <table:table-cell table:formula="of:=[.F178]-[.B17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b1</text:p>
          </table:table-cell>
          <table:table-cell office:value-type="float" office:value="89326" calcext:value-type="float">
            <text:p>89326</text:p>
          </table:table-cell>
          <table:table-cell table:number-columns-repeated="2"/>
          <table:table-cell office:value-type="string" calcext:value-type="string">
            <text:p>a1b1</text:p>
          </table:table-cell>
          <table:table-cell office:value-type="float" office:value="89326" calcext:value-type="float">
            <text:p>89326</text:p>
          </table:table-cell>
          <table:table-cell/>
          <table:table-cell table:formula="of:=[.F179]-[.B17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c1</text:p>
          </table:table-cell>
          <table:table-cell office:value-type="float" office:value="89436" calcext:value-type="float">
            <text:p>89436</text:p>
          </table:table-cell>
          <table:table-cell table:number-columns-repeated="2"/>
          <table:table-cell office:value-type="string" calcext:value-type="string">
            <text:p>a1c1</text:p>
          </table:table-cell>
          <table:table-cell office:value-type="float" office:value="89436" calcext:value-type="float">
            <text:p>89436</text:p>
          </table:table-cell>
          <table:table-cell/>
          <table:table-cell table:formula="of:=[.F180]-[.B18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d1</text:p>
          </table:table-cell>
          <table:table-cell office:value-type="float" office:value="85435" calcext:value-type="float">
            <text:p>85435</text:p>
          </table:table-cell>
          <table:table-cell table:number-columns-repeated="2"/>
          <table:table-cell office:value-type="string" calcext:value-type="string">
            <text:p>a1d1</text:p>
          </table:table-cell>
          <table:table-cell office:value-type="float" office:value="85435" calcext:value-type="float">
            <text:p>85435</text:p>
          </table:table-cell>
          <table:table-cell/>
          <table:table-cell table:formula="of:=[.F181]-[.B18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2a3</text:p>
          </table:table-cell>
          <table:table-cell office:value-type="float" office:value="87408" calcext:value-type="float">
            <text:p>87408</text:p>
          </table:table-cell>
          <table:table-cell table:number-columns-repeated="2"/>
          <table:table-cell office:value-type="string" calcext:value-type="string">
            <text:p>b2a3</text:p>
          </table:table-cell>
          <table:table-cell office:value-type="float" office:value="87408" calcext:value-type="float">
            <text:p>87408</text:p>
          </table:table-cell>
          <table:table-cell/>
          <table:table-cell table:formula="of:=[.F182]-[.B18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2b3</text:p>
          </table:table-cell>
          <table:table-cell office:value-type="float" office:value="88895" calcext:value-type="float">
            <text:p>88895</text:p>
          </table:table-cell>
          <table:table-cell table:number-columns-repeated="2"/>
          <table:table-cell office:value-type="string" calcext:value-type="string">
            <text:p>b2b3</text:p>
          </table:table-cell>
          <table:table-cell office:value-type="float" office:value="88895" calcext:value-type="float">
            <text:p>88895</text:p>
          </table:table-cell>
          <table:table-cell/>
          <table:table-cell table:formula="of:=[.F183]-[.B18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2b4</text:p>
          </table:table-cell>
          <table:table-cell office:value-type="float" office:value="88809" calcext:value-type="float">
            <text:p>88809</text:p>
          </table:table-cell>
          <table:table-cell table:number-columns-repeated="2"/>
          <table:table-cell office:value-type="string" calcext:value-type="string">
            <text:p>b2b4</text:p>
          </table:table-cell>
          <table:table-cell office:value-type="float" office:value="88809" calcext:value-type="float">
            <text:p>88809</text:p>
          </table:table-cell>
          <table:table-cell/>
          <table:table-cell table:formula="of:=[.F184]-[.B18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a2</text:p>
          </table:table-cell>
          <table:table-cell office:value-type="float" office:value="99766" calcext:value-type="float">
            <text:p>99766</text:p>
          </table:table-cell>
          <table:table-cell table:number-columns-repeated="2"/>
          <table:table-cell office:value-type="string" calcext:value-type="string">
            <text:p>c3a2</text:p>
          </table:table-cell>
          <table:table-cell office:value-type="float" office:value="99766" calcext:value-type="float">
            <text:p>99766</text:p>
          </table:table-cell>
          <table:table-cell/>
          <table:table-cell table:formula="of:=[.F185]-[.B18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a4</text:p>
          </table:table-cell>
          <table:table-cell office:value-type="float" office:value="107591" calcext:value-type="float">
            <text:p>107591</text:p>
          </table:table-cell>
          <table:table-cell table:number-columns-repeated="2"/>
          <table:table-cell office:value-type="string" calcext:value-type="string">
            <text:p>c3a4</text:p>
          </table:table-cell>
          <table:table-cell office:value-type="float" office:value="107591" calcext:value-type="float">
            <text:p>107591</text:p>
          </table:table-cell>
          <table:table-cell/>
          <table:table-cell table:formula="of:=[.F186]-[.B18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b1</text:p>
          </table:table-cell>
          <table:table-cell office:value-type="float" office:value="98333" calcext:value-type="float">
            <text:p>98333</text:p>
          </table:table-cell>
          <table:table-cell table:number-columns-repeated="2"/>
          <table:table-cell office:value-type="string" calcext:value-type="string">
            <text:p>c3b1</text:p>
          </table:table-cell>
          <table:table-cell office:value-type="float" office:value="98333" calcext:value-type="float">
            <text:p>98333</text:p>
          </table:table-cell>
          <table:table-cell/>
          <table:table-cell table:formula="of:=[.F187]-[.B18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b5</text:p>
          </table:table-cell>
          <table:table-cell office:value-type="float" office:value="94567" calcext:value-type="float">
            <text:p>94567</text:p>
          </table:table-cell>
          <table:table-cell table:number-columns-repeated="2"/>
          <table:table-cell office:value-type="string" calcext:value-type="string">
            <text:p>c3b5</text:p>
          </table:table-cell>
          <table:table-cell office:value-type="float" office:value="94567" calcext:value-type="float">
            <text:p>94567</text:p>
          </table:table-cell>
          <table:table-cell/>
          <table:table-cell table:formula="of:=[.F188]-[.B18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d1</text:p>
          </table:table-cell>
          <table:table-cell office:value-type="float" office:value="98488" calcext:value-type="float">
            <text:p>98488</text:p>
          </table:table-cell>
          <table:table-cell table:number-columns-repeated="2"/>
          <table:table-cell office:value-type="string" calcext:value-type="string">
            <text:p>c3d1</text:p>
          </table:table-cell>
          <table:table-cell office:value-type="float" office:value="98488" calcext:value-type="float">
            <text:p>98488</text:p>
          </table:table-cell>
          <table:table-cell/>
          <table:table-cell table:formula="of:=[.F189]-[.B18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c1</text:p>
          </table:table-cell>
          <table:table-cell office:value-type="float" office:value="93017" calcext:value-type="float">
            <text:p>93017</text:p>
          </table:table-cell>
          <table:table-cell table:number-columns-repeated="2"/>
          <table:table-cell office:value-type="string" calcext:value-type="string">
            <text:p>d2c1</text:p>
          </table:table-cell>
          <table:table-cell office:value-type="float" office:value="93017" calcext:value-type="float">
            <text:p>93017</text:p>
          </table:table-cell>
          <table:table-cell/>
          <table:table-cell table:formula="of:=[.F190]-[.B19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e3</text:p>
          </table:table-cell>
          <table:table-cell office:value-type="float" office:value="100375" calcext:value-type="float">
            <text:p>100375</text:p>
          </table:table-cell>
          <table:table-cell table:number-columns-repeated="2"/>
          <table:table-cell office:value-type="string" calcext:value-type="string">
            <text:p>d2e3</text:p>
          </table:table-cell>
          <table:table-cell office:value-type="float" office:value="100375" calcext:value-type="float">
            <text:p>100375</text:p>
          </table:table-cell>
          <table:table-cell/>
          <table:table-cell table:formula="of:=[.F191]-[.B19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f4</text:p>
          </table:table-cell>
          <table:table-cell office:value-type="float" office:value="94686" calcext:value-type="float">
            <text:p>94686</text:p>
          </table:table-cell>
          <table:table-cell table:number-columns-repeated="2"/>
          <table:table-cell office:value-type="string" calcext:value-type="string">
            <text:p>d2f4</text:p>
          </table:table-cell>
          <table:table-cell office:value-type="float" office:value="94686" calcext:value-type="float">
            <text:p>94686</text:p>
          </table:table-cell>
          <table:table-cell/>
          <table:table-cell table:formula="of:=[.F192]-[.B19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g5</text:p>
          </table:table-cell>
          <table:table-cell office:value-type="float" office:value="97772" calcext:value-type="float">
            <text:p>97772</text:p>
          </table:table-cell>
          <table:table-cell table:number-columns-repeated="2"/>
          <table:table-cell office:value-type="string" calcext:value-type="string">
            <text:p>d2g5</text:p>
          </table:table-cell>
          <table:table-cell office:value-type="float" office:value="97772" calcext:value-type="float">
            <text:p>97772</text:p>
          </table:table-cell>
          <table:table-cell/>
          <table:table-cell table:formula="of:=[.F193]-[.B19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h6</text:p>
          </table:table-cell>
          <table:table-cell office:value-type="float" office:value="91764" calcext:value-type="float">
            <text:p>91764</text:p>
          </table:table-cell>
          <table:table-cell table:number-columns-repeated="2"/>
          <table:table-cell office:value-type="string" calcext:value-type="string">
            <text:p>d2h6</text:p>
          </table:table-cell>
          <table:table-cell office:value-type="float" office:value="91764" calcext:value-type="float">
            <text:p>91764</text:p>
          </table:table-cell>
          <table:table-cell/>
          <table:table-cell table:formula="of:=[.F194]-[.B19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5d6</text:p>
          </table:table-cell>
          <table:table-cell office:value-type="float" office:value="84686" calcext:value-type="float">
            <text:p>84686</text:p>
          </table:table-cell>
          <table:table-cell table:number-columns-repeated="2"/>
          <table:table-cell office:value-type="string" calcext:value-type="string">
            <text:p>d5d6</text:p>
          </table:table-cell>
          <table:table-cell office:value-type="float" office:value="84686" calcext:value-type="float">
            <text:p>84686</text:p>
          </table:table-cell>
          <table:table-cell/>
          <table:table-cell table:formula="of:=[.F195]-[.B19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5e6</text:p>
          </table:table-cell>
          <table:table-cell office:value-type="float" office:value="108571" calcext:value-type="float">
            <text:p>108571</text:p>
          </table:table-cell>
          <table:table-cell table:number-columns-repeated="2"/>
          <table:table-cell office:value-type="string" calcext:value-type="string">
            <text:p>d5e6</text:p>
          </table:table-cell>
          <table:table-cell office:value-type="float" office:value="108571" calcext:value-type="float">
            <text:p>108571</text:p>
          </table:table-cell>
          <table:table-cell/>
          <table:table-cell table:formula="of:=[.F196]-[.B19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c1</text:p>
          </table:table-cell>
          <table:table-cell office:value-type="float" office:value="83631" calcext:value-type="float">
            <text:p>83631</text:p>
          </table:table-cell>
          <table:table-cell table:number-columns-repeated="2"/>
          <table:table-cell office:value-type="string" calcext:value-type="string">
            <text:p>e1c1</text:p>
          </table:table-cell>
          <table:table-cell office:value-type="float" office:value="83631" calcext:value-type="float">
            <text:p>83631</text:p>
          </table:table-cell>
          <table:table-cell/>
          <table:table-cell table:formula="of:=[.F197]-[.B19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d1</text:p>
          </table:table-cell>
          <table:table-cell office:value-type="float" office:value="89497" calcext:value-type="float">
            <text:p>89497</text:p>
          </table:table-cell>
          <table:table-cell table:number-columns-repeated="2"/>
          <table:table-cell office:value-type="string" calcext:value-type="string">
            <text:p>e1d1</text:p>
          </table:table-cell>
          <table:table-cell office:value-type="float" office:value="89497" calcext:value-type="float">
            <text:p>89497</text:p>
          </table:table-cell>
          <table:table-cell/>
          <table:table-cell table:formula="of:=[.F198]-[.B19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f1</text:p>
          </table:table-cell>
          <table:table-cell office:value-type="float" office:value="87337" calcext:value-type="float">
            <text:p>87337</text:p>
          </table:table-cell>
          <table:table-cell table:number-columns-repeated="2"/>
          <table:table-cell office:value-type="string" calcext:value-type="string">
            <text:p>e1f1</text:p>
          </table:table-cell>
          <table:table-cell office:value-type="float" office:value="87337" calcext:value-type="float">
            <text:p>87337</text:p>
          </table:table-cell>
          <table:table-cell/>
          <table:table-cell table:formula="of:=[.F199]-[.B19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g1</text:p>
          </table:table-cell>
          <table:table-cell office:value-type="float" office:value="97074" calcext:value-type="float">
            <text:p>97074</text:p>
          </table:table-cell>
          <table:table-cell table:number-columns-repeated="2"/>
          <table:table-cell office:value-type="string" calcext:value-type="string">
            <text:p>e1g1</text:p>
          </table:table-cell>
          <table:table-cell office:value-type="float" office:value="97074" calcext:value-type="float">
            <text:p>97074</text:p>
          </table:table-cell>
          <table:table-cell/>
          <table:table-cell table:formula="of:=[.F200]-[.B20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a6</text:p>
          </table:table-cell>
          <table:table-cell office:value-type="float" office:value="77604" calcext:value-type="float">
            <text:p>77604</text:p>
          </table:table-cell>
          <table:table-cell table:number-columns-repeated="2"/>
          <table:table-cell office:value-type="string" calcext:value-type="string">
            <text:p>e2a6</text:p>
          </table:table-cell>
          <table:table-cell office:value-type="float" office:value="77604" calcext:value-type="float">
            <text:p>77604</text:p>
          </table:table-cell>
          <table:table-cell/>
          <table:table-cell table:formula="of:=[.F201]-[.B20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b5</text:p>
          </table:table-cell>
          <table:table-cell office:value-type="float" office:value="88931" calcext:value-type="float">
            <text:p>88931</text:p>
          </table:table-cell>
          <table:table-cell table:number-columns-repeated="2"/>
          <table:table-cell office:value-type="string" calcext:value-type="string">
            <text:p>e2b5</text:p>
          </table:table-cell>
          <table:table-cell office:value-type="float" office:value="88931" calcext:value-type="float">
            <text:p>88931</text:p>
          </table:table-cell>
          <table:table-cell/>
          <table:table-cell table:formula="of:=[.F202]-[.B20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c4</text:p>
          </table:table-cell>
          <table:table-cell office:value-type="float" office:value="96305" calcext:value-type="float">
            <text:p>96305</text:p>
          </table:table-cell>
          <table:table-cell table:number-columns-repeated="2"/>
          <table:table-cell office:value-type="string" calcext:value-type="string">
            <text:p>e2c4</text:p>
          </table:table-cell>
          <table:table-cell office:value-type="float" office:value="96305" calcext:value-type="float">
            <text:p>96305</text:p>
          </table:table-cell>
          <table:table-cell/>
          <table:table-cell table:formula="of:=[.F203]-[.B20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d1</text:p>
          </table:table-cell>
          <table:table-cell office:value-type="float" office:value="84555" calcext:value-type="float">
            <text:p>84555</text:p>
          </table:table-cell>
          <table:table-cell table:number-columns-repeated="2"/>
          <table:table-cell office:value-type="string" calcext:value-type="string">
            <text:p>e2d1</text:p>
          </table:table-cell>
          <table:table-cell office:value-type="float" office:value="84555" calcext:value-type="float">
            <text:p>84555</text:p>
          </table:table-cell>
          <table:table-cell/>
          <table:table-cell table:formula="of:=[.F204]-[.B20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d3</text:p>
          </table:table-cell>
          <table:table-cell office:value-type="float" office:value="95065" calcext:value-type="float">
            <text:p>95065</text:p>
          </table:table-cell>
          <table:table-cell table:number-columns-repeated="2"/>
          <table:table-cell office:value-type="string" calcext:value-type="string">
            <text:p>e2d3</text:p>
          </table:table-cell>
          <table:table-cell office:value-type="float" office:value="95065" calcext:value-type="float">
            <text:p>95065</text:p>
          </table:table-cell>
          <table:table-cell/>
          <table:table-cell table:formula="of:=[.F205]-[.B20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f1</text:p>
          </table:table-cell>
          <table:table-cell office:value-type="float" office:value="99117" calcext:value-type="float">
            <text:p>99117</text:p>
          </table:table-cell>
          <table:table-cell table:number-columns-repeated="2"/>
          <table:table-cell office:value-type="string" calcext:value-type="string">
            <text:p>e2f1</text:p>
          </table:table-cell>
          <table:table-cell office:value-type="float" office:value="99117" calcext:value-type="float">
            <text:p>99117</text:p>
          </table:table-cell>
          <table:table-cell/>
          <table:table-cell table:formula="of:=[.F206]-[.B20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c4</text:p>
          </table:table-cell>
          <table:table-cell office:value-type="float" office:value="87063" calcext:value-type="float">
            <text:p>87063</text:p>
          </table:table-cell>
          <table:table-cell table:number-columns-repeated="2"/>
          <table:table-cell office:value-type="string" calcext:value-type="string">
            <text:p>e5c4</text:p>
          </table:table-cell>
          <table:table-cell office:value-type="float" office:value="87063" calcext:value-type="float">
            <text:p>87063</text:p>
          </table:table-cell>
          <table:table-cell/>
          <table:table-cell table:formula="of:=[.F207]-[.B20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c6</text:p>
          </table:table-cell>
          <table:table-cell office:value-type="float" office:value="93556" calcext:value-type="float">
            <text:p>93556</text:p>
          </table:table-cell>
          <table:table-cell table:number-columns-repeated="2"/>
          <table:table-cell office:value-type="string" calcext:value-type="string">
            <text:p>e5c6</text:p>
          </table:table-cell>
          <table:table-cell office:value-type="float" office:value="93556" calcext:value-type="float">
            <text:p>93556</text:p>
          </table:table-cell>
          <table:table-cell/>
          <table:table-cell table:formula="of:=[.F208]-[.B20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d3</text:p>
          </table:table-cell>
          <table:table-cell office:value-type="float" office:value="87081" calcext:value-type="float">
            <text:p>87081</text:p>
          </table:table-cell>
          <table:table-cell table:number-columns-repeated="2"/>
          <table:table-cell office:value-type="string" calcext:value-type="string">
            <text:p>e5d3</text:p>
          </table:table-cell>
          <table:table-cell office:value-type="float" office:value="87081" calcext:value-type="float">
            <text:p>87081</text:p>
          </table:table-cell>
          <table:table-cell/>
          <table:table-cell table:formula="of:=[.F209]-[.B20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d7</text:p>
          </table:table-cell>
          <table:table-cell office:value-type="float" office:value="104615" calcext:value-type="float">
            <text:p>104615</text:p>
          </table:table-cell>
          <table:table-cell table:number-columns-repeated="2"/>
          <table:table-cell office:value-type="string" calcext:value-type="string">
            <text:p>e5d7</text:p>
          </table:table-cell>
          <table:table-cell office:value-type="float" office:value="104615" calcext:value-type="float">
            <text:p>104615</text:p>
          </table:table-cell>
          <table:table-cell/>
          <table:table-cell table:formula="of:=[.F210]-[.B2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f7</text:p>
          </table:table-cell>
          <table:table-cell office:value-type="float" office:value="99047" calcext:value-type="float">
            <text:p>99047</text:p>
          </table:table-cell>
          <table:table-cell table:number-columns-repeated="2"/>
          <table:table-cell office:value-type="string" calcext:value-type="string">
            <text:p>e5f7</text:p>
          </table:table-cell>
          <table:table-cell office:value-type="float" office:value="99047" calcext:value-type="float">
            <text:p>99047</text:p>
          </table:table-cell>
          <table:table-cell/>
          <table:table-cell table:formula="of:=[.F211]-[.B2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g4</text:p>
          </table:table-cell>
          <table:table-cell office:value-type="float" office:value="89785" calcext:value-type="float">
            <text:p>89785</text:p>
          </table:table-cell>
          <table:table-cell table:number-columns-repeated="2"/>
          <table:table-cell office:value-type="string" calcext:value-type="string">
            <text:p>e5g4</text:p>
          </table:table-cell>
          <table:table-cell office:value-type="float" office:value="89785" calcext:value-type="float">
            <text:p>89785</text:p>
          </table:table-cell>
          <table:table-cell/>
          <table:table-cell table:formula="of:=[.F212]-[.B2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g6</text:p>
          </table:table-cell>
          <table:table-cell office:value-type="float" office:value="93609" calcext:value-type="float">
            <text:p>93609</text:p>
          </table:table-cell>
          <table:table-cell table:number-columns-repeated="2"/>
          <table:table-cell office:value-type="string" calcext:value-type="string">
            <text:p>e5g6</text:p>
          </table:table-cell>
          <table:table-cell office:value-type="float" office:value="93609" calcext:value-type="float">
            <text:p>93609</text:p>
          </table:table-cell>
          <table:table-cell/>
          <table:table-cell table:formula="of:=[.F213]-[.B2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d3</text:p>
          </table:table-cell>
          <table:table-cell office:value-type="float" office:value="93458" calcext:value-type="float">
            <text:p>93458</text:p>
          </table:table-cell>
          <table:table-cell table:number-columns-repeated="2"/>
          <table:table-cell office:value-type="string" calcext:value-type="string">
            <text:p>f3d3</text:p>
          </table:table-cell>
          <table:table-cell office:value-type="float" office:value="93458" calcext:value-type="float">
            <text:p>93458</text:p>
          </table:table-cell>
          <table:table-cell/>
          <table:table-cell table:formula="of:=[.F214]-[.B2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e3</text:p>
          </table:table-cell>
          <table:table-cell office:value-type="float" office:value="102806" calcext:value-type="float">
            <text:p>102806</text:p>
          </table:table-cell>
          <table:table-cell table:number-columns-repeated="2"/>
          <table:table-cell office:value-type="string" calcext:value-type="string">
            <text:p>f3e3</text:p>
          </table:table-cell>
          <table:table-cell office:value-type="float" office:value="102806" calcext:value-type="float">
            <text:p>102806</text:p>
          </table:table-cell>
          <table:table-cell/>
          <table:table-cell table:formula="of:=[.F215]-[.B2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f4</text:p>
          </table:table-cell>
          <table:table-cell office:value-type="float" office:value="100773" calcext:value-type="float">
            <text:p>100773</text:p>
          </table:table-cell>
          <table:table-cell table:number-columns-repeated="2"/>
          <table:table-cell office:value-type="string" calcext:value-type="string">
            <text:p>f3f4</text:p>
          </table:table-cell>
          <table:table-cell office:value-type="float" office:value="100773" calcext:value-type="float">
            <text:p>100773</text:p>
          </table:table-cell>
          <table:table-cell/>
          <table:table-cell table:formula="of:=[.F216]-[.B21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f5</text:p>
          </table:table-cell>
          <table:table-cell office:value-type="float" office:value="116263" calcext:value-type="float">
            <text:p>116263</text:p>
          </table:table-cell>
          <table:table-cell table:number-columns-repeated="2"/>
          <table:table-cell office:value-type="string" calcext:value-type="string">
            <text:p>f3f5</text:p>
          </table:table-cell>
          <table:table-cell office:value-type="float" office:value="116263" calcext:value-type="float">
            <text:p>116263</text:p>
          </table:table-cell>
          <table:table-cell/>
          <table:table-cell table:formula="of:=[.F217]-[.B21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f6</text:p>
          </table:table-cell>
          <table:table-cell office:value-type="float" office:value="86505" calcext:value-type="float">
            <text:p>86505</text:p>
          </table:table-cell>
          <table:table-cell table:number-columns-repeated="2"/>
          <table:table-cell office:value-type="string" calcext:value-type="string">
            <text:p>f3f6</text:p>
          </table:table-cell>
          <table:table-cell office:value-type="float" office:value="86505" calcext:value-type="float">
            <text:p>86505</text:p>
          </table:table-cell>
          <table:table-cell/>
          <table:table-cell table:formula="of:=[.F218]-[.B21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g3</text:p>
          </table:table-cell>
          <table:table-cell office:value-type="float" office:value="104912" calcext:value-type="float">
            <text:p>104912</text:p>
          </table:table-cell>
          <table:table-cell table:number-columns-repeated="2"/>
          <table:table-cell office:value-type="string" calcext:value-type="string">
            <text:p>f3g3</text:p>
          </table:table-cell>
          <table:table-cell office:value-type="float" office:value="104912" calcext:value-type="float">
            <text:p>104912</text:p>
          </table:table-cell>
          <table:table-cell/>
          <table:table-cell table:formula="of:=[.F219]-[.B21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g4</text:p>
          </table:table-cell>
          <table:table-cell office:value-type="float" office:value="102339" calcext:value-type="float">
            <text:p>102339</text:p>
          </table:table-cell>
          <table:table-cell table:number-columns-repeated="2"/>
          <table:table-cell office:value-type="string" calcext:value-type="string">
            <text:p>f3g4</text:p>
          </table:table-cell>
          <table:table-cell office:value-type="float" office:value="102339" calcext:value-type="float">
            <text:p>102339</text:p>
          </table:table-cell>
          <table:table-cell/>
          <table:table-cell table:formula="of:=[.F220]-[.B22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h3</text:p>
          </table:table-cell>
          <table:table-cell office:value-type="float" office:value="109127" calcext:value-type="float">
            <text:p>109127</text:p>
          </table:table-cell>
          <table:table-cell table:number-columns-repeated="2"/>
          <table:table-cell office:value-type="string" calcext:value-type="string">
            <text:p>f3h3</text:p>
          </table:table-cell>
          <table:table-cell office:value-type="float" office:value="109127" calcext:value-type="float">
            <text:p>109127</text:p>
          </table:table-cell>
          <table:table-cell/>
          <table:table-cell table:formula="of:=[.F221]-[.B22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h5</text:p>
          </table:table-cell>
          <table:table-cell office:value-type="float" office:value="105588" calcext:value-type="float">
            <text:p>105588</text:p>
          </table:table-cell>
          <table:table-cell table:number-columns-repeated="2"/>
          <table:table-cell office:value-type="string" calcext:value-type="string">
            <text:p>f3h5</text:p>
          </table:table-cell>
          <table:table-cell office:value-type="float" office:value="105588" calcext:value-type="float">
            <text:p>105588</text:p>
          </table:table-cell>
          <table:table-cell/>
          <table:table-cell table:formula="of:=[.F222]-[.B22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g3</text:p>
          </table:table-cell>
          <table:table-cell office:value-type="float" office:value="86870" calcext:value-type="float">
            <text:p>86870</text:p>
          </table:table-cell>
          <table:table-cell table:number-columns-repeated="2"/>
          <table:table-cell office:value-type="string" calcext:value-type="string">
            <text:p>g2g3</text:p>
          </table:table-cell>
          <table:table-cell office:value-type="float" office:value="86870" calcext:value-type="float">
            <text:p>86870</text:p>
          </table:table-cell>
          <table:table-cell/>
          <table:table-cell table:formula="of:=[.F223]-[.B22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g4</text:p>
          </table:table-cell>
          <table:table-cell office:value-type="float" office:value="84978" calcext:value-type="float">
            <text:p>84978</text:p>
          </table:table-cell>
          <table:table-cell table:number-columns-repeated="2"/>
          <table:table-cell office:value-type="string" calcext:value-type="string">
            <text:p>g2g4</text:p>
          </table:table-cell>
          <table:table-cell office:value-type="float" office:value="84978" calcext:value-type="float">
            <text:p>84978</text:p>
          </table:table-cell>
          <table:table-cell/>
          <table:table-cell table:formula="of:=[.F224]-[.B22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h3</text:p>
          </table:table-cell>
          <table:table-cell office:value-type="float" office:value="92581" calcext:value-type="float">
            <text:p>92581</text:p>
          </table:table-cell>
          <table:table-cell table:number-columns-repeated="2"/>
          <table:table-cell office:value-type="string" calcext:value-type="string">
            <text:p>g2h3</text:p>
          </table:table-cell>
          <table:table-cell office:value-type="float" office:value="92581" calcext:value-type="float">
            <text:p>92581</text:p>
          </table:table-cell>
          <table:table-cell/>
          <table:table-cell table:formula="of:=[.F225]-[.B22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f1</text:p>
          </table:table-cell>
          <table:table-cell office:value-type="float" office:value="91333" calcext:value-type="float">
            <text:p>91333</text:p>
          </table:table-cell>
          <table:table-cell table:number-columns-repeated="2"/>
          <table:table-cell office:value-type="string" calcext:value-type="string">
            <text:p>h1f1</text:p>
          </table:table-cell>
          <table:table-cell office:value-type="float" office:value="91333" calcext:value-type="float">
            <text:p>91333</text:p>
          </table:table-cell>
          <table:table-cell/>
          <table:table-cell table:formula="of:=[.F226]-[.B22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g1</text:p>
          </table:table-cell>
          <table:table-cell office:value-type="float" office:value="94813" calcext:value-type="float">
            <text:p>94813</text:p>
          </table:table-cell>
          <table:table-cell table:number-columns-repeated="2"/>
          <table:table-cell office:value-type="string" calcext:value-type="string">
            <text:p>h1g1</text:p>
          </table:table-cell>
          <table:table-cell office:value-type="float" office:value="94813" calcext:value-type="float">
            <text:p>94813</text:p>
          </table:table-cell>
          <table:table-cell/>
          <table:table-cell table:formula="of:=[.F227]-[.B227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3k2r/p1ppqpb1/bn2pnp1/3PN3/4P3/p1N2Q1p/1PPBBPPP/R3K2R w KQkq - 0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vide 5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OCE</text:p>
          </table:table-cell>
          <table:table-cell table:number-columns-repeated="3"/>
          <table:table-cell office:value-type="string" calcext:value-type="string">
            <text:p>Kestrel</text:p>
          </table:table-cell>
          <table:table-cell table:number-columns-repeated="2"/>
          <table:table-cell office:value-type="string" calcext:value-type="string">
            <text:p>dif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a2</text:p>
          </table:table-cell>
          <table:table-cell office:value-type="float" office:value="3865251" calcext:value-type="float">
            <text:p>3865251</text:p>
          </table:table-cell>
          <table:table-cell table:number-columns-repeated="2"/>
          <table:table-cell office:value-type="string" calcext:value-type="string">
            <text:p>a1a2</text:p>
          </table:table-cell>
          <table:table-cell office:value-type="float" office:value="3865251" calcext:value-type="float">
            <text:p>3865251</text:p>
          </table:table-cell>
          <table:table-cell/>
          <table:table-cell table:formula="of:=[.F236]-[.B23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a3</text:p>
          </table:table-cell>
          <table:table-cell office:value-type="float" office:value="4527199" calcext:value-type="float">
            <text:p>4527199</text:p>
          </table:table-cell>
          <table:table-cell table:number-columns-repeated="2"/>
          <table:table-cell office:value-type="string" calcext:value-type="string">
            <text:p>a1a3</text:p>
          </table:table-cell>
          <table:table-cell office:value-type="float" office:value="4527199" calcext:value-type="float">
            <text:p>4527199</text:p>
          </table:table-cell>
          <table:table-cell/>
          <table:table-cell table:formula="of:=[.F237]-[.B23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b1</text:p>
          </table:table-cell>
          <table:table-cell office:value-type="float" office:value="4194227" calcext:value-type="float">
            <text:p>4194227</text:p>
          </table:table-cell>
          <table:table-cell table:number-columns-repeated="2"/>
          <table:table-cell office:value-type="string" calcext:value-type="string">
            <text:p>a1b1</text:p>
          </table:table-cell>
          <table:table-cell office:value-type="float" office:value="4194227" calcext:value-type="float">
            <text:p>4194227</text:p>
          </table:table-cell>
          <table:table-cell/>
          <table:table-cell table:formula="of:=[.F238]-[.B23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c1</text:p>
          </table:table-cell>
          <table:table-cell office:value-type="float" office:value="4172400" calcext:value-type="float">
            <text:p>4172400</text:p>
          </table:table-cell>
          <table:table-cell table:number-columns-repeated="2"/>
          <table:table-cell office:value-type="string" calcext:value-type="string">
            <text:p>a1c1</text:p>
          </table:table-cell>
          <table:table-cell office:value-type="float" office:value="4172400" calcext:value-type="float">
            <text:p>4172400</text:p>
          </table:table-cell>
          <table:table-cell/>
          <table:table-cell table:formula="of:=[.F239]-[.B23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d1</text:p>
          </table:table-cell>
          <table:table-cell office:value-type="float" office:value="3900327" calcext:value-type="float">
            <text:p>3900327</text:p>
          </table:table-cell>
          <table:table-cell table:number-columns-repeated="2"/>
          <table:table-cell office:value-type="string" calcext:value-type="string">
            <text:p>a1d1</text:p>
          </table:table-cell>
          <table:table-cell office:value-type="float" office:value="3900327" calcext:value-type="float">
            <text:p>3900327</text:p>
          </table:table-cell>
          <table:table-cell/>
          <table:table-cell table:formula="of:=[.F240]-[.B24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2a3</text:p>
          </table:table-cell>
          <table:table-cell office:value-type="float" office:value="4138128" calcext:value-type="float">
            <text:p>4138128</text:p>
          </table:table-cell>
          <table:table-cell table:number-columns-repeated="2"/>
          <table:table-cell office:value-type="string" calcext:value-type="string">
            <text:p>b2a3</text:p>
          </table:table-cell>
          <table:table-cell office:value-type="float" office:value="4138128" calcext:value-type="float">
            <text:p>4138128</text:p>
          </table:table-cell>
          <table:table-cell/>
          <table:table-cell table:formula="of:=[.F241]-[.B24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2b3</text:p>
          </table:table-cell>
          <table:table-cell office:value-type="float" office:value="4284180" calcext:value-type="float">
            <text:p>4284180</text:p>
          </table:table-cell>
          <table:table-cell table:number-columns-repeated="2"/>
          <table:table-cell office:value-type="string" calcext:value-type="string">
            <text:p>b2b3</text:p>
          </table:table-cell>
          <table:table-cell office:value-type="float" office:value="4284180" calcext:value-type="float">
            <text:p>4284180</text:p>
          </table:table-cell>
          <table:table-cell/>
          <table:table-cell table:formula="of:=[.F242]-[.B24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2b4</text:p>
          </table:table-cell>
          <table:table-cell office:value-type="float" office:value="4266458" calcext:value-type="float">
            <text:p>4266458</text:p>
          </table:table-cell>
          <table:table-cell table:number-columns-repeated="2"/>
          <table:table-cell office:value-type="string" calcext:value-type="string">
            <text:p>b2b4</text:p>
          </table:table-cell>
          <table:table-cell office:value-type="float" office:value="4266458" calcext:value-type="float">
            <text:p>4266458</text:p>
          </table:table-cell>
          <table:table-cell/>
          <table:table-cell table:formula="of:=[.F243]-[.B24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a2</text:p>
          </table:table-cell>
          <table:table-cell office:value-type="float" office:value="5156986" calcext:value-type="float">
            <text:p>5156986</text:p>
          </table:table-cell>
          <table:table-cell table:number-columns-repeated="2"/>
          <table:table-cell office:value-type="string" calcext:value-type="string">
            <text:p>c3a2</text:p>
          </table:table-cell>
          <table:table-cell office:value-type="float" office:value="5156986" calcext:value-type="float">
            <text:p>5156986</text:p>
          </table:table-cell>
          <table:table-cell/>
          <table:table-cell table:formula="of:=[.F244]-[.B24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a4</text:p>
          </table:table-cell>
          <table:table-cell office:value-type="float" office:value="5756276" calcext:value-type="float">
            <text:p>5756276</text:p>
          </table:table-cell>
          <table:table-cell table:number-columns-repeated="2"/>
          <table:table-cell office:value-type="string" calcext:value-type="string">
            <text:p>c3a4</text:p>
          </table:table-cell>
          <table:table-cell office:value-type="float" office:value="5756276" calcext:value-type="float">
            <text:p>5756276</text:p>
          </table:table-cell>
          <table:table-cell/>
          <table:table-cell table:formula="of:=[.F245]-[.B24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b1</text:p>
          </table:table-cell>
          <table:table-cell office:value-type="float" office:value="4873526" calcext:value-type="float">
            <text:p>4873526</text:p>
          </table:table-cell>
          <table:table-cell table:number-columns-repeated="2"/>
          <table:table-cell office:value-type="string" calcext:value-type="string">
            <text:p>c3b1</text:p>
          </table:table-cell>
          <table:table-cell office:value-type="float" office:value="4873526" calcext:value-type="float">
            <text:p>4873526</text:p>
          </table:table-cell>
          <table:table-cell/>
          <table:table-cell table:formula="of:=[.F246]-[.B24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b5</text:p>
          </table:table-cell>
          <table:table-cell office:value-type="float" office:value="5195160" calcext:value-type="float">
            <text:p>5195160</text:p>
          </table:table-cell>
          <table:table-cell table:number-columns-repeated="2"/>
          <table:table-cell office:value-type="string" calcext:value-type="string">
            <text:p>c3b5</text:p>
          </table:table-cell>
          <table:table-cell office:value-type="float" office:value="5195160" calcext:value-type="float">
            <text:p>5195160</text:p>
          </table:table-cell>
          <table:table-cell/>
          <table:table-cell table:formula="of:=[.F247]-[.B24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d1</text:p>
          </table:table-cell>
          <table:table-cell office:value-type="float" office:value="4877030" calcext:value-type="float">
            <text:p>4877030</text:p>
          </table:table-cell>
          <table:table-cell table:number-columns-repeated="2"/>
          <table:table-cell office:value-type="string" calcext:value-type="string">
            <text:p>c3d1</text:p>
          </table:table-cell>
          <table:table-cell office:value-type="float" office:value="4877030" calcext:value-type="float">
            <text:p>4877030</text:p>
          </table:table-cell>
          <table:table-cell/>
          <table:table-cell table:formula="of:=[.F248]-[.B24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c1</text:p>
          </table:table-cell>
          <table:table-cell office:value-type="float" office:value="4474300" calcext:value-type="float">
            <text:p>4474300</text:p>
          </table:table-cell>
          <table:table-cell table:number-columns-repeated="2"/>
          <table:table-cell office:value-type="string" calcext:value-type="string">
            <text:p>d2c1</text:p>
          </table:table-cell>
          <table:table-cell office:value-type="float" office:value="4474300" calcext:value-type="float">
            <text:p>4474300</text:p>
          </table:table-cell>
          <table:table-cell/>
          <table:table-cell table:formula="of:=[.F249]-[.B24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e3</text:p>
          </table:table-cell>
          <table:table-cell office:value-type="float" office:value="5112419" calcext:value-type="float">
            <text:p>5112419</text:p>
          </table:table-cell>
          <table:table-cell table:number-columns-repeated="2"/>
          <table:table-cell office:value-type="string" calcext:value-type="string">
            <text:p>d2e3</text:p>
          </table:table-cell>
          <table:table-cell office:value-type="float" office:value="5112419" calcext:value-type="float">
            <text:p>5112419</text:p>
          </table:table-cell>
          <table:table-cell/>
          <table:table-cell table:formula="of:=[.F250]-[.B25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f4</text:p>
          </table:table-cell>
          <table:table-cell office:value-type="float" office:value="4591266" calcext:value-type="float">
            <text:p>4591266</text:p>
          </table:table-cell>
          <table:table-cell table:number-columns-repeated="2"/>
          <table:table-cell office:value-type="string" calcext:value-type="string">
            <text:p>d2f4</text:p>
          </table:table-cell>
          <table:table-cell office:value-type="float" office:value="4591266" calcext:value-type="float">
            <text:p>4591266</text:p>
          </table:table-cell>
          <table:table-cell/>
          <table:table-cell table:formula="of:=[.F251]-[.B25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g5</text:p>
          </table:table-cell>
          <table:table-cell office:value-type="float" office:value="5067731" calcext:value-type="float">
            <text:p>5067731</text:p>
          </table:table-cell>
          <table:table-cell table:number-columns-repeated="2"/>
          <table:table-cell office:value-type="string" calcext:value-type="string">
            <text:p>d2g5</text:p>
          </table:table-cell>
          <table:table-cell office:value-type="float" office:value="5067731" calcext:value-type="float">
            <text:p>5067731</text:p>
          </table:table-cell>
          <table:table-cell/>
          <table:table-cell table:formula="of:=[.F252]-[.B25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h6</text:p>
          </table:table-cell>
          <table:table-cell office:value-type="float" office:value="4614984" calcext:value-type="float">
            <text:p>4614984</text:p>
          </table:table-cell>
          <table:table-cell table:number-columns-repeated="2"/>
          <table:table-cell office:value-type="string" calcext:value-type="string">
            <text:p>d2h6</text:p>
          </table:table-cell>
          <table:table-cell office:value-type="float" office:value="4614984" calcext:value-type="float">
            <text:p>4614984</text:p>
          </table:table-cell>
          <table:table-cell/>
          <table:table-cell table:formula="of:=[.F253]-[.B25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5d6</text:p>
          </table:table-cell>
          <table:table-cell office:value-type="float" office:value="4291271" calcext:value-type="float">
            <text:p>4291271</text:p>
          </table:table-cell>
          <table:table-cell table:number-columns-repeated="2"/>
          <table:table-cell office:value-type="string" calcext:value-type="string">
            <text:p>d5d6</text:p>
          </table:table-cell>
          <table:table-cell office:value-type="float" office:value="4291271" calcext:value-type="float">
            <text:p>4291271</text:p>
          </table:table-cell>
          <table:table-cell/>
          <table:table-cell table:formula="of:=[.F254]-[.B25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5e6</text:p>
          </table:table-cell>
          <table:table-cell office:value-type="float" office:value="5531596" calcext:value-type="float">
            <text:p>5531596</text:p>
          </table:table-cell>
          <table:table-cell table:number-columns-repeated="2"/>
          <table:table-cell office:value-type="string" calcext:value-type="string">
            <text:p>d5e6</text:p>
          </table:table-cell>
          <table:table-cell office:value-type="float" office:value="5531596" calcext:value-type="float">
            <text:p>5531596</text:p>
          </table:table-cell>
          <table:table-cell/>
          <table:table-cell table:formula="of:=[.F255]-[.B25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c1</text:p>
          </table:table-cell>
          <table:table-cell office:value-type="float" office:value="3718996" calcext:value-type="float">
            <text:p>3718996</text:p>
          </table:table-cell>
          <table:table-cell table:number-columns-repeated="2"/>
          <table:table-cell office:value-type="string" calcext:value-type="string">
            <text:p>e1c1</text:p>
          </table:table-cell>
          <table:table-cell office:value-type="float" office:value="3718996" calcext:value-type="float">
            <text:p>3718996</text:p>
          </table:table-cell>
          <table:table-cell/>
          <table:table-cell table:formula="of:=[.F256]-[.B25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d1</text:p>
          </table:table-cell>
          <table:table-cell office:value-type="float" office:value="4203519" calcext:value-type="float">
            <text:p>4203519</text:p>
          </table:table-cell>
          <table:table-cell table:number-columns-repeated="2"/>
          <table:table-cell office:value-type="string" calcext:value-type="string">
            <text:p>e1d1</text:p>
          </table:table-cell>
          <table:table-cell office:value-type="float" office:value="4203519" calcext:value-type="float">
            <text:p>4203519</text:p>
          </table:table-cell>
          <table:table-cell/>
          <table:table-cell table:formula="of:=[.F257]-[.B25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f1</text:p>
          </table:table-cell>
          <table:table-cell office:value-type="float" office:value="3991882" calcext:value-type="float">
            <text:p>3991882</text:p>
          </table:table-cell>
          <table:table-cell table:number-columns-repeated="2"/>
          <table:table-cell office:value-type="string" calcext:value-type="string">
            <text:p>e1f1</text:p>
          </table:table-cell>
          <table:table-cell office:value-type="float" office:value="3991882" calcext:value-type="float">
            <text:p>3991882</text:p>
          </table:table-cell>
          <table:table-cell/>
          <table:table-cell table:formula="of:=[.F258]-[.B25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g1</text:p>
          </table:table-cell>
          <table:table-cell office:value-type="float" office:value="4849659" calcext:value-type="float">
            <text:p>4849659</text:p>
          </table:table-cell>
          <table:table-cell table:number-columns-repeated="2"/>
          <table:table-cell office:value-type="string" calcext:value-type="string">
            <text:p>e1g1</text:p>
          </table:table-cell>
          <table:table-cell office:value-type="float" office:value="4849659" calcext:value-type="float">
            <text:p>4849659</text:p>
          </table:table-cell>
          <table:table-cell/>
          <table:table-cell table:formula="of:=[.F259]-[.B25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a6</text:p>
          </table:table-cell>
          <table:table-cell office:value-type="float" office:value="4160821" calcext:value-type="float">
            <text:p>4160821</text:p>
          </table:table-cell>
          <table:table-cell table:number-columns-repeated="2"/>
          <table:table-cell office:value-type="string" calcext:value-type="string">
            <text:p>e2a6</text:p>
          </table:table-cell>
          <table:table-cell office:value-type="float" office:value="4160821" calcext:value-type="float">
            <text:p>4160821</text:p>
          </table:table-cell>
          <table:table-cell/>
          <table:table-cell table:formula="of:=[.F260]-[.B26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b5</text:p>
          </table:table-cell>
          <table:table-cell office:value-type="float" office:value="4716025" calcext:value-type="float">
            <text:p>4716025</text:p>
          </table:table-cell>
          <table:table-cell table:number-columns-repeated="2"/>
          <table:table-cell office:value-type="string" calcext:value-type="string">
            <text:p>e2b5</text:p>
          </table:table-cell>
          <table:table-cell office:value-type="float" office:value="4716025" calcext:value-type="float">
            <text:p>4716025</text:p>
          </table:table-cell>
          <table:table-cell/>
          <table:table-cell table:formula="of:=[.F261]-[.B26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c4</text:p>
          </table:table-cell>
          <table:table-cell office:value-type="float" office:value="5037579" calcext:value-type="float">
            <text:p>5037579</text:p>
          </table:table-cell>
          <table:table-cell table:number-columns-repeated="2"/>
          <table:table-cell office:value-type="string" calcext:value-type="string">
            <text:p>e2c4</text:p>
          </table:table-cell>
          <table:table-cell office:value-type="float" office:value="5037579" calcext:value-type="float">
            <text:p>5037579</text:p>
          </table:table-cell>
          <table:table-cell/>
          <table:table-cell table:formula="of:=[.F262]-[.B26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d1</text:p>
          </table:table-cell>
          <table:table-cell office:value-type="float" office:value="3678590" calcext:value-type="float">
            <text:p>3678590</text:p>
          </table:table-cell>
          <table:table-cell table:number-columns-repeated="2"/>
          <table:table-cell office:value-type="string" calcext:value-type="string">
            <text:p>e2d1</text:p>
          </table:table-cell>
          <table:table-cell office:value-type="float" office:value="3678590" calcext:value-type="float">
            <text:p>3678590</text:p>
          </table:table-cell>
          <table:table-cell/>
          <table:table-cell table:formula="of:=[.F263]-[.B26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d3</text:p>
          </table:table-cell>
          <table:table-cell office:value-type="float" office:value="4768032" calcext:value-type="float">
            <text:p>4768032</text:p>
          </table:table-cell>
          <table:table-cell table:number-columns-repeated="2"/>
          <table:table-cell office:value-type="string" calcext:value-type="string">
            <text:p>e2d3</text:p>
          </table:table-cell>
          <table:table-cell office:value-type="float" office:value="4768032" calcext:value-type="float">
            <text:p>4768032</text:p>
          </table:table-cell>
          <table:table-cell/>
          <table:table-cell table:formula="of:=[.F264]-[.B26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f1</text:p>
          </table:table-cell>
          <table:table-cell office:value-type="float" office:value="4813488" calcext:value-type="float">
            <text:p>4813488</text:p>
          </table:table-cell>
          <table:table-cell table:number-columns-repeated="2"/>
          <table:table-cell office:value-type="string" calcext:value-type="string">
            <text:p>e2f1</text:p>
          </table:table-cell>
          <table:table-cell office:value-type="float" office:value="4813488" calcext:value-type="float">
            <text:p>4813488</text:p>
          </table:table-cell>
          <table:table-cell/>
          <table:table-cell table:formula="of:=[.F265]-[.B26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c4</text:p>
          </table:table-cell>
          <table:table-cell office:value-type="float" office:value="4117420" calcext:value-type="float">
            <text:p>4117420</text:p>
          </table:table-cell>
          <table:table-cell table:number-columns-repeated="2"/>
          <table:table-cell office:value-type="string" calcext:value-type="string">
            <text:p>e5c4</text:p>
          </table:table-cell>
          <table:table-cell office:value-type="float" office:value="4117420" calcext:value-type="float">
            <text:p>4117420</text:p>
          </table:table-cell>
          <table:table-cell/>
          <table:table-cell table:formula="of:=[.F266]-[.B26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c6</text:p>
          </table:table-cell>
          <table:table-cell office:value-type="float" office:value="4777283" calcext:value-type="float">
            <text:p>4777283</text:p>
          </table:table-cell>
          <table:table-cell table:number-columns-repeated="2"/>
          <table:table-cell office:value-type="string" calcext:value-type="string">
            <text:p>e5c6</text:p>
          </table:table-cell>
          <table:table-cell office:value-type="float" office:value="4777283" calcext:value-type="float">
            <text:p>4777283</text:p>
          </table:table-cell>
          <table:table-cell/>
          <table:table-cell table:formula="of:=[.F267]-[.B26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d3</text:p>
          </table:table-cell>
          <table:table-cell office:value-type="float" office:value="3900483" calcext:value-type="float">
            <text:p>3900483</text:p>
          </table:table-cell>
          <table:table-cell table:number-columns-repeated="2"/>
          <table:table-cell office:value-type="string" calcext:value-type="string">
            <text:p>e5d3</text:p>
          </table:table-cell>
          <table:table-cell office:value-type="float" office:value="3900483" calcext:value-type="float">
            <text:p>3900483</text:p>
          </table:table-cell>
          <table:table-cell/>
          <table:table-cell table:formula="of:=[.F268]-[.B26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d7</text:p>
          </table:table-cell>
          <table:table-cell office:value-type="float" office:value="5154877" calcext:value-type="float">
            <text:p>5154877</text:p>
          </table:table-cell>
          <table:table-cell table:number-columns-repeated="2"/>
          <table:table-cell office:value-type="string" calcext:value-type="string">
            <text:p>e5d7</text:p>
          </table:table-cell>
          <table:table-cell office:value-type="float" office:value="5154877" calcext:value-type="float">
            <text:p>5154877</text:p>
          </table:table-cell>
          <table:table-cell/>
          <table:table-cell table:formula="of:=[.F269]-[.B26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f7</text:p>
          </table:table-cell>
          <table:table-cell office:value-type="float" office:value="4881128" calcext:value-type="float">
            <text:p>4881128</text:p>
          </table:table-cell>
          <table:table-cell table:number-columns-repeated="2"/>
          <table:table-cell office:value-type="string" calcext:value-type="string">
            <text:p>e5f7</text:p>
          </table:table-cell>
          <table:table-cell office:value-type="float" office:value="4881128" calcext:value-type="float">
            <text:p>4881128</text:p>
          </table:table-cell>
          <table:table-cell/>
          <table:table-cell table:formula="of:=[.F270]-[.B27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g4</text:p>
          </table:table-cell>
          <table:table-cell office:value-type="float" office:value="4046259" calcext:value-type="float">
            <text:p>4046259</text:p>
          </table:table-cell>
          <table:table-cell table:number-columns-repeated="2"/>
          <table:table-cell office:value-type="string" calcext:value-type="string">
            <text:p>e5g4</text:p>
          </table:table-cell>
          <table:table-cell office:value-type="float" office:value="4046259" calcext:value-type="float">
            <text:p>4046259</text:p>
          </table:table-cell>
          <table:table-cell/>
          <table:table-cell table:formula="of:=[.F271]-[.B27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g6</text:p>
          </table:table-cell>
          <table:table-cell office:value-type="float" office:value="4630786" calcext:value-type="float">
            <text:p>4630786</text:p>
          </table:table-cell>
          <table:table-cell table:number-columns-repeated="2"/>
          <table:table-cell office:value-type="string" calcext:value-type="string">
            <text:p>e5g6</text:p>
          </table:table-cell>
          <table:table-cell office:value-type="float" office:value="4630786" calcext:value-type="float">
            <text:p>4630786</text:p>
          </table:table-cell>
          <table:table-cell/>
          <table:table-cell table:formula="of:=[.F272]-[.B27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d3</text:p>
          </table:table-cell>
          <table:table-cell office:value-type="float" office:value="4636296" calcext:value-type="float">
            <text:p>4636296</text:p>
          </table:table-cell>
          <table:table-cell table:number-columns-repeated="2"/>
          <table:table-cell office:value-type="string" calcext:value-type="string">
            <text:p>f3d3</text:p>
          </table:table-cell>
          <table:table-cell office:value-type="float" office:value="4636296" calcext:value-type="float">
            <text:p>4636296</text:p>
          </table:table-cell>
          <table:table-cell/>
          <table:table-cell table:formula="of:=[.F273]-[.B27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e3</text:p>
          </table:table-cell>
          <table:table-cell office:value-type="float" office:value="5240830" calcext:value-type="float">
            <text:p>5240830</text:p>
          </table:table-cell>
          <table:table-cell table:number-columns-repeated="2"/>
          <table:table-cell office:value-type="string" calcext:value-type="string">
            <text:p>f3e3</text:p>
          </table:table-cell>
          <table:table-cell office:value-type="float" office:value="5240830" calcext:value-type="float">
            <text:p>5240830</text:p>
          </table:table-cell>
          <table:table-cell/>
          <table:table-cell table:formula="of:=[.F274]-[.B27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f4</text:p>
          </table:table-cell>
          <table:table-cell office:value-type="float" office:value="5068257" calcext:value-type="float">
            <text:p>5068257</text:p>
          </table:table-cell>
          <table:table-cell table:number-columns-repeated="2"/>
          <table:table-cell office:value-type="string" calcext:value-type="string">
            <text:p>f3f4</text:p>
          </table:table-cell>
          <table:table-cell office:value-type="float" office:value="5068257" calcext:value-type="float">
            <text:p>5068257</text:p>
          </table:table-cell>
          <table:table-cell/>
          <table:table-cell table:formula="of:=[.F275]-[.B27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f5</text:p>
          </table:table-cell>
          <table:table-cell office:value-type="float" office:value="6130939" calcext:value-type="float">
            <text:p>6130939</text:p>
          </table:table-cell>
          <table:table-cell table:number-columns-repeated="2"/>
          <table:table-cell office:value-type="string" calcext:value-type="string">
            <text:p>f3f5</text:p>
          </table:table-cell>
          <table:table-cell office:value-type="float" office:value="6130939" calcext:value-type="float">
            <text:p>6130939</text:p>
          </table:table-cell>
          <table:table-cell/>
          <table:table-cell table:formula="of:=[.F276]-[.B27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f6</text:p>
          </table:table-cell>
          <table:table-cell office:value-type="float" office:value="4636882" calcext:value-type="float">
            <text:p>4636882</text:p>
          </table:table-cell>
          <table:table-cell table:number-columns-repeated="2"/>
          <table:table-cell office:value-type="string" calcext:value-type="string">
            <text:p>f3f6</text:p>
          </table:table-cell>
          <table:table-cell office:value-type="float" office:value="4636882" calcext:value-type="float">
            <text:p>4636882</text:p>
          </table:table-cell>
          <table:table-cell/>
          <table:table-cell table:formula="of:=[.F277]-[.B27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g3</text:p>
          </table:table-cell>
          <table:table-cell office:value-type="float" office:value="5448368" calcext:value-type="float">
            <text:p>5448368</text:p>
          </table:table-cell>
          <table:table-cell table:number-columns-repeated="2"/>
          <table:table-cell office:value-type="string" calcext:value-type="string">
            <text:p>f3g3</text:p>
          </table:table-cell>
          <table:table-cell office:value-type="float" office:value="5448368" calcext:value-type="float">
            <text:p>5448368</text:p>
          </table:table-cell>
          <table:table-cell/>
          <table:table-cell table:formula="of:=[.F278]-[.B27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g4</text:p>
          </table:table-cell>
          <table:table-cell office:value-type="float" office:value="5267635" calcext:value-type="float">
            <text:p>5267635</text:p>
          </table:table-cell>
          <table:table-cell table:number-columns-repeated="2"/>
          <table:table-cell office:value-type="string" calcext:value-type="string">
            <text:p>f3g4</text:p>
          </table:table-cell>
          <table:table-cell office:value-type="float" office:value="5267635" calcext:value-type="float">
            <text:p>5267635</text:p>
          </table:table-cell>
          <table:table-cell/>
          <table:table-cell table:formula="of:=[.F279]-[.B27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h3</text:p>
          </table:table-cell>
          <table:table-cell office:value-type="float" office:value="5893299" calcext:value-type="float">
            <text:p>5893299</text:p>
          </table:table-cell>
          <table:table-cell table:number-columns-repeated="2"/>
          <table:table-cell office:value-type="string" calcext:value-type="string">
            <text:p>f3h3</text:p>
          </table:table-cell>
          <table:table-cell office:value-type="float" office:value="5893299" calcext:value-type="float">
            <text:p>5893299</text:p>
          </table:table-cell>
          <table:table-cell/>
          <table:table-cell table:formula="of:=[.F280]-[.B28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h5</text:p>
          </table:table-cell>
          <table:table-cell office:value-type="float" office:value="5534259" calcext:value-type="float">
            <text:p>5534259</text:p>
          </table:table-cell>
          <table:table-cell table:number-columns-repeated="2"/>
          <table:table-cell office:value-type="string" calcext:value-type="string">
            <text:p>f3h5</text:p>
          </table:table-cell>
          <table:table-cell office:value-type="float" office:value="5534259" calcext:value-type="float">
            <text:p>5534259</text:p>
          </table:table-cell>
          <table:table-cell/>
          <table:table-cell table:formula="of:=[.F281]-[.B28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g3</text:p>
          </table:table-cell>
          <table:table-cell office:value-type="float" office:value="4097660" calcext:value-type="float">
            <text:p>4097660</text:p>
          </table:table-cell>
          <table:table-cell table:number-columns-repeated="2"/>
          <table:table-cell office:value-type="string" calcext:value-type="string">
            <text:p>g2g3</text:p>
          </table:table-cell>
          <table:table-cell office:value-type="float" office:value="4097660" calcext:value-type="float">
            <text:p>4097660</text:p>
          </table:table-cell>
          <table:table-cell/>
          <table:table-cell table:formula="of:=[.F282]-[.B28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g4</text:p>
          </table:table-cell>
          <table:table-cell office:value-type="float" office:value="3946357" calcext:value-type="float">
            <text:p>3946357</text:p>
          </table:table-cell>
          <table:table-cell table:number-columns-repeated="2"/>
          <table:table-cell office:value-type="string" calcext:value-type="string">
            <text:p>g2g4</text:p>
          </table:table-cell>
          <table:table-cell office:value-type="float" office:value="3946357" calcext:value-type="float">
            <text:p>3946357</text:p>
          </table:table-cell>
          <table:table-cell/>
          <table:table-cell table:formula="of:=[.F283]-[.B28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h3</text:p>
          </table:table-cell>
          <table:table-cell office:value-type="float" office:value="4489827" calcext:value-type="float">
            <text:p>4489827</text:p>
          </table:table-cell>
          <table:table-cell table:number-columns-repeated="2"/>
          <table:table-cell office:value-type="string" calcext:value-type="string">
            <text:p>g2h3</text:p>
          </table:table-cell>
          <table:table-cell office:value-type="float" office:value="4489827" calcext:value-type="float">
            <text:p>4489827</text:p>
          </table:table-cell>
          <table:table-cell/>
          <table:table-cell table:formula="of:=[.F284]-[.B28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f1</text:p>
          </table:table-cell>
          <table:table-cell office:value-type="float" office:value="4340623" calcext:value-type="float">
            <text:p>4340623</text:p>
          </table:table-cell>
          <table:table-cell table:number-columns-repeated="2"/>
          <table:table-cell office:value-type="string" calcext:value-type="string">
            <text:p>h1f1</text:p>
          </table:table-cell>
          <table:table-cell office:value-type="float" office:value="4340623" calcext:value-type="float">
            <text:p>4340623</text:p>
          </table:table-cell>
          <table:table-cell/>
          <table:table-cell table:formula="of:=[.F285]-[.B28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g1</text:p>
          </table:table-cell>
          <table:table-cell office:value-type="float" office:value="4679999" calcext:value-type="float">
            <text:p>4679999</text:p>
          </table:table-cell>
          <table:table-cell table:number-columns-repeated="2"/>
          <table:table-cell office:value-type="string" calcext:value-type="string">
            <text:p>h1g1</text:p>
          </table:table-cell>
          <table:table-cell office:value-type="float" office:value="4679999" calcext:value-type="float">
            <text:p>4679999</text:p>
          </table:table-cell>
          <table:table-cell/>
          <table:table-cell table:formula="of:=[.F286]-[.B286]" office:value-type="float" office:value="0" calcext:value-type="float">
            <text:p>0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Sheet1.E236:Sheet1.F28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 style:data-style-name="N2" text:time-value="10:32:58.7839859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die </meta:initial-creator>
    <meta:creation-date>2015-09-11T19:52:58.224679461</meta:creation-date>
    <dc:date>2015-09-19T11:29:12.585218270</dc:date>
    <dc:creator>eddie </dc:creator>
    <meta:editing-duration>PT2H35M46S</meta:editing-duration>
    <meta:editing-cycles>15</meta:editing-cycles>
    <meta:generator>LibreOffice/4.3.3.2$Linux_X86_64 LibreOffice_project/430m0$Build-2</meta:generator>
    <meta:document-statistic meta:table-count="1" meta:cell-count="1242" meta:object-count="0"/>
  </office:meta>
</office:document-meta>
</file>